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1.0681in"/>
    </style:style>
    <style:style style:name="co5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0.842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C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>
            <text:p>Alvo</text:p>
          </table:table-cell>
          <table:table-cell office:value-type="float" office:value="11">
            <text:p>11</text:p>
          </table:table-cell>
          <table:table-cell office:value-type="string">
            <text:p>ERRO</text:p>
          </table:table-cell>
          <table:table-cell office:value-type="float" office:value="12">
            <text:p>12</text:p>
          </table:table-cell>
          <table:table-cell office:value-type="string">
            <text:p>ERRO</text:p>
          </table:table-cell>
          <table:table-cell office:value-type="float" office:value="13">
            <text:p>13</text:p>
          </table:table-cell>
          <table:table-cell office:value-type="string">
            <text:p>ERRO</text:p>
          </table:table-cell>
          <table:table-cell office:value-type="float" office:value="14">
            <text:p>14</text:p>
          </table:table-cell>
          <table:table-cell office:value-type="string">
            <text:p>ERRO</text:p>
          </table:table-cell>
          <table:table-cell office:value-type="float" office:value="15">
            <text:p>15</text:p>
          </table:table-cell>
          <table:table-cell office:value-type="string">
            <text:p>ERRO</text:p>
          </table:table-cell>
          <table:table-cell office:value-type="float" office:value="16">
            <text:p>16</text:p>
          </table:table-cell>
          <table:table-cell office:value-type="string">
            <text:p>ERRO</text:p>
          </table:table-cell>
          <table:table-cell office:value-type="float" office:value="17">
            <text:p>17</text:p>
          </table:table-cell>
          <table:table-cell office:value-type="string">
            <text:p>ERRO</text:p>
          </table:table-cell>
          <table:table-cell office:value-type="float" office:value="19">
            <text:p>19</text:p>
          </table:table-cell>
          <table:table-cell office:value-type="string">
            <text:p>ERRO</text:p>
          </table:table-cell>
          <table:table-cell office:value-type="float" office:value="20">
            <text:p>20</text:p>
          </table:table-cell>
          <table:table-cell office:value-type="string">
            <text:p>ERRO</text:p>
          </table:table-cell>
          <table:table-cell office:value-type="float" office:value="22">
            <text:p>22</text:p>
          </table:table-cell>
          <table:table-cell office:value-type="string">
            <text:p>ERRO</text:p>
          </table:table-cell>
          <table:table-cell office:value-type="float" office:value="23">
            <text:p>23</text:p>
          </table:table-cell>
          <table:table-cell office:value-type="string">
            <text:p>ERRO</text:p>
          </table:table-cell>
          <table:table-cell office:value-type="float" office:value="24">
            <text:p>24</text:p>
          </table:table-cell>
          <table:table-cell office:value-type="string">
            <text:p>ERRO</text:p>
          </table:table-cell>
          <table:table-cell office:value-type="float" office:value="25">
            <text:p>25</text:p>
          </table:table-cell>
          <table:table-cell office:value-type="string">
            <text:p>ERRO</text:p>
          </table:table-cell>
          <table:table-cell office:value-type="float" office:value="26">
            <text:p>26</text:p>
          </table:table-cell>
          <table:table-cell office:value-type="string">
            <text:p>ERRO</text:p>
          </table:table-cell>
          <table:table-cell office:value-type="float" office:value="28">
            <text:p>28</text:p>
          </table:table-cell>
          <table:table-cell office:value-type="string">
            <text:p>ERRO</text:p>
          </table:table-cell>
          <table:table-cell office:value-type="float" office:value="29">
            <text:p>29</text:p>
          </table:table-cell>
          <table:table-cell office:value-type="string">
            <text:p>ERRO</text:p>
          </table:table-cell>
          <table:table-cell office:value-type="float" office:value="30">
            <text:p>30</text:p>
          </table:table-cell>
          <table:table-cell office:value-type="string">
            <text:p>ERRO</text:p>
          </table:table-cell>
          <table:table-cell office:value-type="float" office:value="35">
            <text:p>35</text:p>
          </table:table-cell>
          <table:table-cell office:value-type="string">
            <text:p>ERRO</text:p>
          </table:table-cell>
          <table:table-cell office:value-type="float" office:value="38">
            <text:p>38</text:p>
          </table:table-cell>
          <table:table-cell office:value-type="string">
            <text:p>ERRO</text:p>
          </table:table-cell>
          <table:table-cell office:value-type="float" office:value="40">
            <text:p>40</text:p>
          </table:table-cell>
          <table:table-cell office:value-type="string">
            <text:p>ERRO</text:p>
          </table:table-cell>
          <table:table-cell office:value-type="float" office:value="45">
            <text:p>45</text:p>
          </table:table-cell>
          <table:table-cell office:value-type="string">
            <text:p>ERRO</text:p>
          </table:table-cell>
          <table:table-cell office:value-type="float" office:value="56">
            <text:p>56</text:p>
          </table:table-cell>
          <table:table-cell office:value-type="string">
            <text:p>ERRO</text:p>
          </table:table-cell>
          <table:table-cell office:value-type="float" office:value="58">
            <text:p>58</text:p>
          </table:table-cell>
          <table:table-cell office:value-type="string">
            <text:p>ERRO</text:p>
          </table:table-cell>
          <table:table-cell office:value-type="float" office:value="72">
            <text:p>72</text:p>
          </table:table-cell>
          <table:table-cell office:value-type="string">
            <text:p>ERRO</text:p>
          </table:table-cell>
          <table:table-cell office:value-type="float" office:value="82">
            <text:p>82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ACC742refeito <text:s text:c="5"/></text:p>
          </table:table-cell>
          <table:table-cell office:value-type="float" office:value="6463.608887">
            <text:p>6463.608887</text:p>
          </table:table-cell>
          <table:table-cell office:value-type="float" office:value="852.114197">
            <text:p>852.114197</text:p>
          </table:table-cell>
          <table:table-cell office:value-type="float" office:value="337.323395">
            <text:p>337.323395</text:p>
          </table:table-cell>
          <table:table-cell office:value-type="float" office:value="435.832886">
            <text:p>435.832886</text:p>
          </table:table-cell>
          <table:table-cell office:value-type="float" office:value="1927.704224">
            <text:p>1927.704224</text:p>
          </table:table-cell>
          <table:table-cell office:value-type="float" office:value="158.714111">
            <text:p>158.714111</text:p>
          </table:table-cell>
          <table:table-cell office:value-type="float" office:value="3573.160156">
            <text:p>3573.160156</text:p>
          </table:table-cell>
          <table:table-cell office:value-type="float" office:value="122.418228">
            <text:p>122.418228</text:p>
          </table:table-cell>
          <table:table-cell office:value-type="float" office:value="118.563599">
            <text:p>118.563599</text:p>
          </table:table-cell>
          <table:table-cell office:value-type="float" office:value="28.239792">
            <text:p>28.239792</text:p>
          </table:table-cell>
          <table:table-cell office:value-type="float" office:value="5115.620605">
            <text:p>5115.620605</text:p>
          </table:table-cell>
          <table:table-cell office:value-type="float" office:value="108.679321">
            <text:p>108.679321</text:p>
          </table:table-cell>
          <table:table-cell office:value-type="float" office:value="10961.693359">
            <text:p>10961.693359</text:p>
          </table:table-cell>
          <table:table-cell office:value-type="float" office:value="194.354126">
            <text:p>194.354126</text:p>
          </table:table-cell>
          <table:table-cell office:value-type="float" office:value="7027.854004">
            <text:p>7027.854004</text:p>
          </table:table-cell>
          <table:table-cell office:value-type="float" office:value="99.460541">
            <text:p>99.460541</text:p>
          </table:table-cell>
          <table:table-cell office:value-type="float" office:value="1844.872925">
            <text:p>1844.872925</text:p>
          </table:table-cell>
          <table:table-cell office:value-type="float" office:value="30.823011">
            <text:p>30.823011</text:p>
          </table:table-cell>
          <table:table-cell office:value-type="float" office:value="130.402786">
            <text:p>130.402786</text:p>
          </table:table-cell>
          <table:table-cell office:value-type="float" office:value="6.868168">
            <text:p>6.868168</text:p>
          </table:table-cell>
          <table:table-cell office:value-type="float" office:value="19.25054">
            <text:p>19.25054</text:p>
          </table:table-cell>
          <table:table-cell office:value-type="float" office:value="4.274905">
            <text:p>4.274905</text:p>
          </table:table-cell>
          <table:table-cell office:value-type="float" office:value="28.467308">
            <text:p>28.467308</text:p>
          </table:table-cell>
          <table:table-cell office:value-type="float" office:value="7.65552">
            <text:p>7.65552</text:p>
          </table:table-cell>
          <table:table-cell office:value-type="float" office:value="54.562176">
            <text:p>54.562176</text:p>
          </table:table-cell>
          <table:table-cell office:value-type="float" office:value="4.405849">
            <text:p>4.405849</text:p>
          </table:table-cell>
          <table:table-cell office:value-type="float" office:value="1675.45105">
            <text:p>1675.45105</text:p>
          </table:table-cell>
          <table:table-cell office:value-type="float" office:value="33.548248">
            <text:p>33.548248</text:p>
          </table:table-cell>
          <table:table-cell office:value-type="float" office:value="50.649311">
            <text:p>50.649311</text:p>
          </table:table-cell>
          <table:table-cell office:value-type="float" office:value="7.006744">
            <text:p>7.006744</text:p>
          </table:table-cell>
          <table:table-cell office:value-type="float" office:value="151.220261">
            <text:p>151.220261</text:p>
          </table:table-cell>
          <table:table-cell office:value-type="float" office:value="15.830379">
            <text:p>15.830379</text:p>
          </table:table-cell>
          <table:table-cell office:value-type="float" office:value="301.267365">
            <text:p>301.267365</text:p>
          </table:table-cell>
          <table:table-cell office:value-type="float" office:value="20.451424">
            <text:p>20.451424</text:p>
          </table:table-cell>
          <table:table-cell office:value-type="float" office:value="507.13031">
            <text:p>507.13031</text:p>
          </table:table-cell>
          <table:table-cell office:value-type="float" office:value="11.881592">
            <text:p>11.881592</text:p>
          </table:table-cell>
          <table:table-cell office:value-type="float" office:value="31.64109">
            <text:p>31.64109</text:p>
          </table:table-cell>
          <table:table-cell office:value-type="float" office:value="8.81491">
            <text:p>8.81491</text:p>
          </table:table-cell>
          <table:table-cell office:value-type="float" office:value="10.656775">
            <text:p>10.656775</text:p>
          </table:table-cell>
          <table:table-cell office:value-type="float" office:value="9.33812">
            <text:p>9.33812</text:p>
          </table:table-cell>
          <table:table-cell table:number-columns-repeated="2" office:value-type="float" office:value="0">
            <text:p>0</text:p>
          </table:table-cell>
          <table:table-cell office:value-type="float" office:value="56.584038">
            <text:p>56.584038</text:p>
          </table:table-cell>
          <table:table-cell office:value-type="float" office:value="19.074648">
            <text:p>19.074648</text:p>
          </table:table-cell>
          <table:table-cell table:number-columns-repeated="2" office:value-type="float" office:value="0">
            <text:p>0</text:p>
          </table:table-cell>
          <table:table-cell office:value-type="float" office:value="53.713352">
            <text:p>53.713352</text:p>
          </table:table-cell>
          <table:table-cell office:value-type="float" office:value="18.983843">
            <text:p>18.983843</text:p>
          </table:table-cell>
          <table:table-cell office:value-type="float" office:value="325.645447">
            <text:p>325.645447</text:p>
          </table:table-cell>
          <table:table-cell office:value-type="float" office:value="19.044376">
            <text:p>19.044376</text:p>
          </table:table-cell>
        </table:table-row>
        <table:table-row table:style-name="ro1">
          <table:table-cell office:value-type="string">
            <text:p>ACC743refeito <text:s text:c="5"/></text:p>
          </table:table-cell>
          <table:table-cell office:value-type="float" office:value="10648.397461">
            <text:p>10648.397461</text:p>
          </table:table-cell>
          <table:table-cell office:value-type="float" office:value="1070.780762">
            <text:p>1070.780762</text:p>
          </table:table-cell>
          <table:table-cell office:value-type="float" office:value="1498.262939">
            <text:p>1498.262939</text:p>
          </table:table-cell>
          <table:table-cell office:value-type="float" office:value="461.381012">
            <text:p>461.381012</text:p>
          </table:table-cell>
          <table:table-cell office:value-type="float" office:value="4805.23291">
            <text:p>4805.23291</text:p>
          </table:table-cell>
          <table:table-cell office:value-type="float" office:value="200.743912">
            <text:p>200.743912</text:p>
          </table:table-cell>
          <table:table-cell office:value-type="float" office:value="11767.991211">
            <text:p>11767.991211</text:p>
          </table:table-cell>
          <table:table-cell office:value-type="float" office:value="288.792236">
            <text:p>288.792236</text:p>
          </table:table-cell>
          <table:table-cell office:value-type="float" office:value="208.876358">
            <text:p>208.876358</text:p>
          </table:table-cell>
          <table:table-cell office:value-type="float" office:value="33.13813">
            <text:p>33.13813</text:p>
          </table:table-cell>
          <table:table-cell office:value-type="float" office:value="5512.210938">
            <text:p>5512.210938</text:p>
          </table:table-cell>
          <table:table-cell office:value-type="float" office:value="117.679512">
            <text:p>117.679512</text:p>
          </table:table-cell>
          <table:table-cell office:value-type="float" office:value="15502.198242">
            <text:p>15502.198242</text:p>
          </table:table-cell>
          <table:table-cell office:value-type="float" office:value="271.680786">
            <text:p>271.680786</text:p>
          </table:table-cell>
          <table:table-cell office:value-type="float" office:value="7285.868652">
            <text:p>7285.868652</text:p>
          </table:table-cell>
          <table:table-cell office:value-type="float" office:value="103.235817">
            <text:p>103.235817</text:p>
          </table:table-cell>
          <table:table-cell office:value-type="float" office:value="5429.369629">
            <text:p>5429.369629</text:p>
          </table:table-cell>
          <table:table-cell office:value-type="float" office:value="76.12265">
            <text:p>76.12265</text:p>
          </table:table-cell>
          <table:table-cell office:value-type="float" office:value="383.183441">
            <text:p>383.183441</text:p>
          </table:table-cell>
          <table:table-cell office:value-type="float" office:value="12.088443">
            <text:p>12.088443</text:p>
          </table:table-cell>
          <table:table-cell office:value-type="float" office:value="11.671398">
            <text:p>11.671398</text:p>
          </table:table-cell>
          <table:table-cell office:value-type="float" office:value="4.622283">
            <text:p>4.622283</text:p>
          </table:table-cell>
          <table:table-cell office:value-type="float" office:value="86.052582">
            <text:p>86.052582</text:p>
          </table:table-cell>
          <table:table-cell office:value-type="float" office:value="7.969672">
            <text:p>7.969672</text:p>
          </table:table-cell>
          <table:table-cell office:value-type="float" office:value="88.240128">
            <text:p>88.240128</text:p>
          </table:table-cell>
          <table:table-cell office:value-type="float" office:value="4.780794">
            <text:p>4.780794</text:p>
          </table:table-cell>
          <table:table-cell office:value-type="float" office:value="4891.337891">
            <text:p>4891.337891</text:p>
          </table:table-cell>
          <table:table-cell office:value-type="float" office:value="91.482857">
            <text:p>91.482857</text:p>
          </table:table-cell>
          <table:table-cell office:value-type="float" office:value="34.594627">
            <text:p>34.594627</text:p>
          </table:table-cell>
          <table:table-cell office:value-type="float" office:value="7.084138">
            <text:p>7.084138</text:p>
          </table:table-cell>
          <table:table-cell office:value-type="float" office:value="137.04866">
            <text:p>137.04866</text:p>
          </table:table-cell>
          <table:table-cell office:value-type="float" office:value="15.700398">
            <text:p>15.700398</text:p>
          </table:table-cell>
          <table:table-cell office:value-type="float" office:value="322.290466">
            <text:p>322.290466</text:p>
          </table:table-cell>
          <table:table-cell office:value-type="float" office:value="20.508766">
            <text:p>20.508766</text:p>
          </table:table-cell>
          <table:table-cell office:value-type="float" office:value="453.864166">
            <text:p>453.864166</text:p>
          </table:table-cell>
          <table:table-cell office:value-type="float" office:value="11.077619">
            <text:p>11.077619</text:p>
          </table:table-cell>
          <table:table-cell office:value-type="float" office:value="46.532932">
            <text:p>46.532932</text:p>
          </table:table-cell>
          <table:table-cell office:value-type="float" office:value="8.689217">
            <text:p>8.689217</text:p>
          </table:table-cell>
          <table:table-cell office:value-type="float" office:value="35.735989">
            <text:p>35.735989</text:p>
          </table:table-cell>
          <table:table-cell office:value-type="float" office:value="9.109021">
            <text:p>9.109021</text:p>
          </table:table-cell>
          <table:table-cell table:number-columns-repeated="2" office:value-type="float" office:value="0">
            <text:p>0</text:p>
          </table:table-cell>
          <table:table-cell office:value-type="float" office:value="109.155983">
            <text:p>109.155983</text:p>
          </table:table-cell>
          <table:table-cell office:value-type="float" office:value="20.022484">
            <text:p>20.022484</text:p>
          </table:table-cell>
          <table:table-cell table:number-columns-repeated="2" office:value-type="float" office:value="0">
            <text:p>0</text:p>
          </table:table-cell>
          <table:table-cell office:value-type="float" office:value="33.158703">
            <text:p>33.158703</text:p>
          </table:table-cell>
          <table:table-cell office:value-type="float" office:value="18.653744">
            <text:p>18.653744</text:p>
          </table:table-cell>
          <table:table-cell office:value-type="float" office:value="292.003143">
            <text:p>292.003143</text:p>
          </table:table-cell>
          <table:table-cell office:value-type="float" office:value="18.668633">
            <text:p>18.668633</text:p>
          </table:table-cell>
        </table:table-row>
        <table:table-row table:style-name="ro1">
          <table:table-cell office:value-type="string">
            <text:p>ACC744refeito <text:s text:c="5"/></text:p>
          </table:table-cell>
          <table:table-cell office:value-type="float" office:value="5679.874023">
            <text:p>5679.874023</text:p>
          </table:table-cell>
          <table:table-cell office:value-type="float" office:value="767.910217">
            <text:p>767.910217</text:p>
          </table:table-cell>
          <table:table-cell office:value-type="float" office:value="394.187805">
            <text:p>394.187805</text:p>
          </table:table-cell>
          <table:table-cell office:value-type="float" office:value="421.785278">
            <text:p>421.785278</text:p>
          </table:table-cell>
          <table:table-cell office:value-type="float" office:value="1633.352783">
            <text:p>1633.352783</text:p>
          </table:table-cell>
          <table:table-cell office:value-type="float" office:value="145.355118">
            <text:p>145.355118</text:p>
          </table:table-cell>
          <table:table-cell office:value-type="float" office:value="2881.499268">
            <text:p>2881.499268</text:p>
          </table:table-cell>
          <table:table-cell office:value-type="float" office:value="106.55423">
            <text:p>106.55423</text:p>
          </table:table-cell>
          <table:table-cell office:value-type="float" office:value="141.338531">
            <text:p>141.338531</text:p>
          </table:table-cell>
          <table:table-cell office:value-type="float" office:value="26.952118">
            <text:p>26.952118</text:p>
          </table:table-cell>
          <table:table-cell office:value-type="float" office:value="6326.831055">
            <text:p>6326.831055</text:p>
          </table:table-cell>
          <table:table-cell office:value-type="float" office:value="129.743607">
            <text:p>129.743607</text:p>
          </table:table-cell>
          <table:table-cell office:value-type="float" office:value="6281.192383">
            <text:p>6281.192383</text:p>
          </table:table-cell>
          <table:table-cell office:value-type="float" office:value="115.044525">
            <text:p>115.044525</text:p>
          </table:table-cell>
          <table:table-cell office:value-type="float" office:value="8086.628418">
            <text:p>8086.628418</text:p>
          </table:table-cell>
          <table:table-cell office:value-type="float" office:value="113.517921">
            <text:p>113.517921</text:p>
          </table:table-cell>
          <table:table-cell office:value-type="float" office:value="1480.930542">
            <text:p>1480.930542</text:p>
          </table:table-cell>
          <table:table-cell office:value-type="float" office:value="26.250683">
            <text:p>26.250683</text:p>
          </table:table-cell>
          <table:table-cell office:value-type="float" office:value="84.362129">
            <text:p>84.362129</text:p>
          </table:table-cell>
          <table:table-cell office:value-type="float" office:value="5.808808">
            <text:p>5.808808</text:p>
          </table:table-cell>
          <table:table-cell office:value-type="float" office:value="19.378662">
            <text:p>19.378662</text:p>
          </table:table-cell>
          <table:table-cell office:value-type="float" office:value="4.051717">
            <text:p>4.051717</text:p>
          </table:table-cell>
          <table:table-cell office:value-type="float" office:value="21.33703">
            <text:p>21.33703</text:p>
          </table:table-cell>
          <table:table-cell office:value-type="float" office:value="7.486136">
            <text:p>7.486136</text:p>
          </table:table-cell>
          <table:table-cell office:value-type="float" office:value="37.157894">
            <text:p>37.157894</text:p>
          </table:table-cell>
          <table:table-cell office:value-type="float" office:value="4.048975">
            <text:p>4.048975</text:p>
          </table:table-cell>
          <table:table-cell office:value-type="float" office:value="1237.897217">
            <text:p>1237.897217</text:p>
          </table:table-cell>
          <table:table-cell office:value-type="float" office:value="25.838963">
            <text:p>25.838963</text:p>
          </table:table-cell>
          <table:table-cell office:value-type="float" office:value="43.396282">
            <text:p>43.396282</text:p>
          </table:table-cell>
          <table:table-cell office:value-type="float" office:value="6.607742">
            <text:p>6.607742</text:p>
          </table:table-cell>
          <table:table-cell office:value-type="float" office:value="107.846252">
            <text:p>107.846252</text:p>
          </table:table-cell>
          <table:table-cell office:value-type="float" office:value="15.30527">
            <text:p>15.30527</text:p>
          </table:table-cell>
          <table:table-cell office:value-type="float" office:value="392.332367">
            <text:p>392.332367</text:p>
          </table:table-cell>
          <table:table-cell office:value-type="float" office:value="20.794071">
            <text:p>20.794071</text:p>
          </table:table-cell>
          <table:table-cell office:value-type="float" office:value="281.615448">
            <text:p>281.615448</text:p>
          </table:table-cell>
          <table:table-cell office:value-type="float" office:value="9.064655">
            <text:p>9.064655</text:p>
          </table:table-cell>
          <table:table-cell office:value-type="float" office:value="24.774075">
            <text:p>24.774075</text:p>
          </table:table-cell>
          <table:table-cell office:value-type="float" office:value="8.253408">
            <text:p>8.253408</text:p>
          </table:table-cell>
          <table:table-cell office:value-type="float" office:value="12.770514">
            <text:p>12.770514</text:p>
          </table:table-cell>
          <table:table-cell office:value-type="float" office:value="8.664229">
            <text:p>8.664229</text:p>
          </table:table-cell>
          <table:table-cell table:number-columns-repeated="2" office:value-type="float" office:value="0">
            <text:p>0</text:p>
          </table:table-cell>
          <table:table-cell office:value-type="float" office:value="43.125683">
            <text:p>43.125683</text:p>
          </table:table-cell>
          <table:table-cell office:value-type="float" office:value="17.496695">
            <text:p>17.496695</text:p>
          </table:table-cell>
          <table:table-cell table:number-columns-repeated="2" office:value-type="float" office:value="0">
            <text:p>0</text:p>
          </table:table-cell>
          <table:table-cell office:value-type="float" office:value="56.273674">
            <text:p>56.273674</text:p>
          </table:table-cell>
          <table:table-cell office:value-type="float" office:value="17.3932">
            <text:p>17.3932</text:p>
          </table:table-cell>
          <table:table-cell office:value-type="float" office:value="193.161423">
            <text:p>193.161423</text:p>
          </table:table-cell>
          <table:table-cell office:value-type="float" office:value="17.070335">
            <text:p>17.070335</text:p>
          </table:table-cell>
        </table:table-row>
        <table:table-row table:style-name="ro1">
          <table:table-cell office:value-type="string">
            <text:p>ACC745refeito <text:s text:c="5"/></text:p>
          </table:table-cell>
          <table:table-cell office:value-type="float" office:value="14701.631836">
            <text:p>14701.631836</text:p>
          </table:table-cell>
          <table:table-cell office:value-type="float" office:value="1382.655884">
            <text:p>1382.655884</text:p>
          </table:table-cell>
          <table:table-cell office:value-type="float" office:value="2869.976074">
            <text:p>2869.976074</text:p>
          </table:table-cell>
          <table:table-cell office:value-type="float" office:value="515.543945">
            <text:p>515.543945</text:p>
          </table:table-cell>
          <table:table-cell office:value-type="float" office:value="11636.475586">
            <text:p>11636.475586</text:p>
          </table:table-cell>
          <table:table-cell office:value-type="float" office:value="332.170563">
            <text:p>332.170563</text:p>
          </table:table-cell>
          <table:table-cell office:value-type="float" office:value="27404.460938">
            <text:p>27404.460938</text:p>
          </table:table-cell>
          <table:table-cell office:value-type="float" office:value="612.446594">
            <text:p>612.446594</text:p>
          </table:table-cell>
          <table:table-cell office:value-type="float" office:value="370.092621">
            <text:p>370.092621</text:p>
          </table:table-cell>
          <table:table-cell office:value-type="float" office:value="40.580357">
            <text:p>40.580357</text:p>
          </table:table-cell>
          <table:table-cell office:value-type="float" office:value="9081.75293">
            <text:p>9081.75293</text:p>
          </table:table-cell>
          <table:table-cell office:value-type="float" office:value="183.070084">
            <text:p>183.070084</text:p>
          </table:table-cell>
          <table:table-cell office:value-type="float" office:value="32089.220703">
            <text:p>32089.220703</text:p>
          </table:table-cell>
          <table:table-cell office:value-type="float" office:value="549.37793">
            <text:p>549.37793</text:p>
          </table:table-cell>
          <table:table-cell office:value-type="float" office:value="12143.041992">
            <text:p>12143.041992</text:p>
          </table:table-cell>
          <table:table-cell office:value-type="float" office:value="168.288391">
            <text:p>168.288391</text:p>
          </table:table-cell>
          <table:table-cell office:value-type="float" office:value="13803.100586">
            <text:p>13803.100586</text:p>
          </table:table-cell>
          <table:table-cell office:value-type="float" office:value="183.253036">
            <text:p>183.253036</text:p>
          </table:table-cell>
          <table:table-cell office:value-type="float" office:value="972.260864">
            <text:p>972.260864</text:p>
          </table:table-cell>
          <table:table-cell office:value-type="float" office:value="26.216082">
            <text:p>26.216082</text:p>
          </table:table-cell>
          <table:table-cell office:value-type="float" office:value="35.554241">
            <text:p>35.554241</text:p>
          </table:table-cell>
          <table:table-cell office:value-type="float" office:value="5.421078">
            <text:p>5.421078</text:p>
          </table:table-cell>
          <table:table-cell office:value-type="float" office:value="32.483215">
            <text:p>32.483215</text:p>
          </table:table-cell>
          <table:table-cell office:value-type="float" office:value="7.985059">
            <text:p>7.985059</text:p>
          </table:table-cell>
          <table:table-cell office:value-type="float" office:value="151.436401">
            <text:p>151.436401</text:p>
          </table:table-cell>
          <table:table-cell office:value-type="float" office:value="5.944665">
            <text:p>5.944665</text:p>
          </table:table-cell>
          <table:table-cell office:value-type="float" office:value="10299.891602">
            <text:p>10299.891602</text:p>
          </table:table-cell>
          <table:table-cell office:value-type="float" office:value="190.022812">
            <text:p>190.022812</text:p>
          </table:table-cell>
          <table:table-cell office:value-type="float" office:value="35.716602">
            <text:p>35.716602</text:p>
          </table:table-cell>
          <table:table-cell office:value-type="float" office:value="7.908537">
            <text:p>7.908537</text:p>
          </table:table-cell>
          <table:table-cell office:value-type="float" office:value="110.705849">
            <text:p>110.705849</text:p>
          </table:table-cell>
          <table:table-cell office:value-type="float" office:value="15.923928">
            <text:p>15.923928</text:p>
          </table:table-cell>
          <table:table-cell office:value-type="float" office:value="504.693054">
            <text:p>504.693054</text:p>
          </table:table-cell>
          <table:table-cell office:value-type="float" office:value="21.934589">
            <text:p>21.934589</text:p>
          </table:table-cell>
          <table:table-cell office:value-type="float" office:value="286.769165">
            <text:p>286.769165</text:p>
          </table:table-cell>
          <table:table-cell office:value-type="float" office:value="10.284109">
            <text:p>10.284109</text:p>
          </table:table-cell>
          <table:table-cell office:value-type="float" office:value="99.730179">
            <text:p>99.730179</text:p>
          </table:table-cell>
          <table:table-cell office:value-type="float" office:value="9.97432">
            <text:p>9.97432</text:p>
          </table:table-cell>
          <table:table-cell office:value-type="float" office:value="58.509506">
            <text:p>58.509506</text:p>
          </table:table-cell>
          <table:table-cell office:value-type="float" office:value="10.399885">
            <text:p>10.399885</text:p>
          </table:table-cell>
          <table:table-cell table:number-columns-repeated="2" office:value-type="float" office:value="0">
            <text:p>0</text:p>
          </table:table-cell>
          <table:table-cell office:value-type="float" office:value="145.586029">
            <text:p>145.586029</text:p>
          </table:table-cell>
          <table:table-cell office:value-type="float" office:value="22.688133">
            <text:p>22.688133</text:p>
          </table:table-cell>
          <table:table-cell table:number-columns-repeated="2" office:value-type="float" office:value="0">
            <text:p>0</text:p>
          </table:table-cell>
          <table:table-cell office:value-type="float" office:value="57.873871">
            <text:p>57.873871</text:p>
          </table:table-cell>
          <table:table-cell office:value-type="float" office:value="20.853477">
            <text:p>20.853477</text:p>
          </table:table-cell>
          <table:table-cell office:value-type="float" office:value="218.164154">
            <text:p>218.164154</text:p>
          </table:table-cell>
          <table:table-cell office:value-type="float" office:value="20.356968">
            <text:p>20.356968</text:p>
          </table:table-cell>
        </table:table-row>
        <table:table-row table:style-name="ro1">
          <table:table-cell office:value-type="string">
            <text:p>ACC746refeito <text:s text:c="5"/></text:p>
          </table:table-cell>
          <table:table-cell office:value-type="float" office:value="18099.027344">
            <text:p>18099.027344</text:p>
          </table:table-cell>
          <table:table-cell office:value-type="float" office:value="1433.662964">
            <text:p>1433.662964</text:p>
          </table:table-cell>
          <table:table-cell office:value-type="float" office:value="2945.421631">
            <text:p>2945.421631</text:p>
          </table:table-cell>
          <table:table-cell office:value-type="float" office:value="472.70459">
            <text:p>472.70459</text:p>
          </table:table-cell>
          <table:table-cell office:value-type="float" office:value="5611.807129">
            <text:p>5611.807129</text:p>
          </table:table-cell>
          <table:table-cell office:value-type="float" office:value="209.082077">
            <text:p>209.082077</text:p>
          </table:table-cell>
          <table:table-cell office:value-type="float" office:value="13343.014648">
            <text:p>13343.014648</text:p>
          </table:table-cell>
          <table:table-cell office:value-type="float" office:value="315.928986">
            <text:p>315.928986</text:p>
          </table:table-cell>
          <table:table-cell office:value-type="float" office:value="197.734756">
            <text:p>197.734756</text:p>
          </table:table-cell>
          <table:table-cell office:value-type="float" office:value="32.709126">
            <text:p>32.709126</text:p>
          </table:table-cell>
          <table:table-cell office:value-type="float" office:value="7081.895996">
            <text:p>7081.895996</text:p>
          </table:table-cell>
          <table:table-cell office:value-type="float" office:value="145.709702">
            <text:p>145.709702</text:p>
          </table:table-cell>
          <table:table-cell office:value-type="float" office:value="29409.457031">
            <text:p>29409.457031</text:p>
          </table:table-cell>
          <table:table-cell office:value-type="float" office:value="504.476471">
            <text:p>504.476471</text:p>
          </table:table-cell>
          <table:table-cell office:value-type="float" office:value="8416.963867">
            <text:p>8416.963867</text:p>
          </table:table-cell>
          <table:table-cell office:value-type="float" office:value="117.998436">
            <text:p>117.998436</text:p>
          </table:table-cell>
          <table:table-cell office:value-type="float" office:value="6812.234375">
            <text:p>6812.234375</text:p>
          </table:table-cell>
          <table:table-cell office:value-type="float" office:value="93.035492">
            <text:p>93.035492</text:p>
          </table:table-cell>
          <table:table-cell office:value-type="float" office:value="465.837402">
            <text:p>465.837402</text:p>
          </table:table-cell>
          <table:table-cell office:value-type="float" office:value="13.693018">
            <text:p>13.693018</text:p>
          </table:table-cell>
          <table:table-cell office:value-type="float" office:value="20.798363">
            <text:p>20.798363</text:p>
          </table:table-cell>
          <table:table-cell office:value-type="float" office:value="4.24109">
            <text:p>4.24109</text:p>
          </table:table-cell>
          <table:table-cell office:value-type="float" office:value="25.910727">
            <text:p>25.910727</text:p>
          </table:table-cell>
          <table:table-cell office:value-type="float" office:value="7.464614">
            <text:p>7.464614</text:p>
          </table:table-cell>
          <table:table-cell office:value-type="float" office:value="82.26091">
            <text:p>82.26091</text:p>
          </table:table-cell>
          <table:table-cell office:value-type="float" office:value="4.394106">
            <text:p>4.394106</text:p>
          </table:table-cell>
          <table:table-cell office:value-type="float" office:value="5270.900391">
            <text:p>5270.900391</text:p>
          </table:table-cell>
          <table:table-cell office:value-type="float" office:value="98.309349">
            <text:p>98.309349</text:p>
          </table:table-cell>
          <table:table-cell office:value-type="float" office:value="27.540922">
            <text:p>27.540922</text:p>
          </table:table-cell>
          <table:table-cell office:value-type="float" office:value="6.270263">
            <text:p>6.270263</text:p>
          </table:table-cell>
          <table:table-cell office:value-type="float" office:value="80.582451">
            <text:p>80.582451</text:p>
          </table:table-cell>
          <table:table-cell office:value-type="float" office:value="15.022258">
            <text:p>15.022258</text:p>
          </table:table-cell>
          <table:table-cell office:value-type="float" office:value="411.614166">
            <text:p>411.614166</text:p>
          </table:table-cell>
          <table:table-cell office:value-type="float" office:value="20.805893">
            <text:p>20.805893</text:p>
          </table:table-cell>
          <table:table-cell office:value-type="float" office:value="293.523926">
            <text:p>293.523926</text:p>
          </table:table-cell>
          <table:table-cell office:value-type="float" office:value="8.807154">
            <text:p>8.807154</text:p>
          </table:table-cell>
          <table:table-cell office:value-type="float" office:value="64.060555">
            <text:p>64.060555</text:p>
          </table:table-cell>
          <table:table-cell office:value-type="float" office:value="7.744446">
            <text:p>7.744446</text:p>
          </table:table-cell>
          <table:table-cell office:value-type="float" office:value="23.608173">
            <text:p>23.608173</text:p>
          </table:table-cell>
          <table:table-cell office:value-type="float" office:value="8.137268">
            <text:p>8.137268</text:p>
          </table:table-cell>
          <table:table-cell table:number-columns-repeated="2" office:value-type="float" office:value="0">
            <text:p>0</text:p>
          </table:table-cell>
          <table:table-cell office:value-type="float" office:value="86.259659">
            <text:p>86.259659</text:p>
          </table:table-cell>
          <table:table-cell office:value-type="float" office:value="18.097878">
            <text:p>18.097878</text:p>
          </table:table-cell>
          <table:table-cell table:number-columns-repeated="2" office:value-type="float" office:value="0">
            <text:p>0</text:p>
          </table:table-cell>
          <table:table-cell office:value-type="float" office:value="32.610062">
            <text:p>32.610062</text:p>
          </table:table-cell>
          <table:table-cell office:value-type="float" office:value="16.538527">
            <text:p>16.538527</text:p>
          </table:table-cell>
          <table:table-cell office:value-type="float" office:value="187.477524">
            <text:p>187.477524</text:p>
          </table:table-cell>
          <table:table-cell office:value-type="float" office:value="16.236309">
            <text:p>16.236309</text:p>
          </table:table-cell>
        </table:table-row>
        <table:table-row table:style-name="ro1">
          <table:table-cell office:value-type="string">
            <text:p>ACC831refeito <text:s text:c="5"/></text:p>
          </table:table-cell>
          <table:table-cell office:value-type="float" office:value="4114.992188">
            <text:p>4114.992188</text:p>
          </table:table-cell>
          <table:table-cell office:value-type="float" office:value="827.587585">
            <text:p>827.587585</text:p>
          </table:table-cell>
          <table:table-cell office:value-type="float" office:value="1885.784424">
            <text:p>1885.784424</text:p>
          </table:table-cell>
          <table:table-cell office:value-type="float" office:value="478.967072">
            <text:p>478.967072</text:p>
          </table:table-cell>
          <table:table-cell office:value-type="float" office:value="13831.915039">
            <text:p>13831.915039</text:p>
          </table:table-cell>
          <table:table-cell office:value-type="float" office:value="368.759674">
            <text:p>368.759674</text:p>
          </table:table-cell>
          <table:table-cell office:value-type="float" office:value="31417.78125">
            <text:p>31417.78125</text:p>
          </table:table-cell>
          <table:table-cell office:value-type="float" office:value="699.317383">
            <text:p>699.317383</text:p>
          </table:table-cell>
          <table:table-cell office:value-type="float" office:value="444.111115">
            <text:p>444.111115</text:p>
          </table:table-cell>
          <table:table-cell office:value-type="float" office:value="38.288315">
            <text:p>38.288315</text:p>
          </table:table-cell>
          <table:table-cell office:value-type="float" office:value="8641.236328">
            <text:p>8641.236328</text:p>
          </table:table-cell>
          <table:table-cell office:value-type="float" office:value="174.18924">
            <text:p>174.18924</text:p>
          </table:table-cell>
          <table:table-cell office:value-type="float" office:value="10392.333984">
            <text:p>10392.333984</text:p>
          </table:table-cell>
          <table:table-cell office:value-type="float" office:value="184.410736">
            <text:p>184.410736</text:p>
          </table:table-cell>
          <table:table-cell office:value-type="float" office:value="11239.385742">
            <text:p>11239.385742</text:p>
          </table:table-cell>
          <table:table-cell office:value-type="float" office:value="156.215836">
            <text:p>156.215836</text:p>
          </table:table-cell>
          <table:table-cell office:value-type="float" office:value="9843.004883">
            <text:p>9843.004883</text:p>
          </table:table-cell>
          <table:table-cell office:value-type="float" office:value="132.344467">
            <text:p>132.344467</text:p>
          </table:table-cell>
          <table:table-cell office:value-type="float" office:value="1029.390381">
            <text:p>1029.390381</text:p>
          </table:table-cell>
          <table:table-cell office:value-type="float" office:value="27.602013">
            <text:p>27.602013</text:p>
          </table:table-cell>
          <table:table-cell office:value-type="float" office:value="12.588122">
            <text:p>12.588122</text:p>
          </table:table-cell>
          <table:table-cell office:value-type="float" office:value="5.290198">
            <text:p>5.290198</text:p>
          </table:table-cell>
          <table:table-cell office:value-type="float" office:value="42.099529">
            <text:p>42.099529</text:p>
          </table:table-cell>
          <table:table-cell office:value-type="float" office:value="7.942966">
            <text:p>7.942966</text:p>
          </table:table-cell>
          <table:table-cell office:value-type="float" office:value="143.045914">
            <text:p>143.045914</text:p>
          </table:table-cell>
          <table:table-cell office:value-type="float" office:value="5.797539">
            <text:p>5.797539</text:p>
          </table:table-cell>
          <table:table-cell office:value-type="float" office:value="12627.104492">
            <text:p>12627.104492</text:p>
          </table:table-cell>
          <table:table-cell office:value-type="float" office:value="232.478348">
            <text:p>232.478348</text:p>
          </table:table-cell>
          <table:table-cell office:value-type="float" office:value="32.973858">
            <text:p>32.973858</text:p>
          </table:table-cell>
          <table:table-cell office:value-type="float" office:value="7.560366">
            <text:p>7.560366</text:p>
          </table:table-cell>
          <table:table-cell office:value-type="float" office:value="31.876667">
            <text:p>31.876667</text:p>
          </table:table-cell>
          <table:table-cell office:value-type="float" office:value="15.345193">
            <text:p>15.345193</text:p>
          </table:table-cell>
          <table:table-cell office:value-type="float" office:value="345.852722">
            <text:p>345.852722</text:p>
          </table:table-cell>
          <table:table-cell office:value-type="float" office:value="20.833847">
            <text:p>20.833847</text:p>
          </table:table-cell>
          <table:table-cell office:value-type="float" office:value="216.478836">
            <text:p>216.478836</text:p>
          </table:table-cell>
          <table:table-cell office:value-type="float" office:value="9.280633">
            <text:p>9.280633</text:p>
          </table:table-cell>
          <table:table-cell office:value-type="float" office:value="83.77758">
            <text:p>83.77758</text:p>
          </table:table-cell>
          <table:table-cell office:value-type="float" office:value="9.401706">
            <text:p>9.401706</text:p>
          </table:table-cell>
          <table:table-cell office:value-type="float" office:value="60.681957">
            <text:p>60.681957</text:p>
          </table:table-cell>
          <table:table-cell office:value-type="float" office:value="9.909364">
            <text:p>9.909364</text:p>
          </table:table-cell>
          <table:table-cell table:number-columns-repeated="2" office:value-type="float" office:value="0">
            <text:p>0</text:p>
          </table:table-cell>
          <table:table-cell office:value-type="float" office:value="164.643845">
            <text:p>164.643845</text:p>
          </table:table-cell>
          <table:table-cell office:value-type="float" office:value="22.323397">
            <text:p>22.323397</text:p>
          </table:table-cell>
          <table:table-cell table:number-columns-repeated="2" office:value-type="float" office:value="0">
            <text:p>0</text:p>
          </table:table-cell>
          <table:table-cell office:value-type="float" office:value="47.152534">
            <text:p>47.152534</text:p>
          </table:table-cell>
          <table:table-cell office:value-type="float" office:value="19.771408">
            <text:p>19.771408</text:p>
          </table:table-cell>
          <table:table-cell office:value-type="float" office:value="179.389587">
            <text:p>179.389587</text:p>
          </table:table-cell>
          <table:table-cell office:value-type="float" office:value="19.037983">
            <text:p>19.037983</text:p>
          </table:table-cell>
        </table:table-row>
        <table:table-row table:style-name="ro1">
          <table:table-cell office:value-type="string">
            <text:p>ACC832refeito <text:s text:c="5"/></text:p>
          </table:table-cell>
          <table:table-cell office:value-type="float" office:value="6488.725586">
            <text:p>6488.725586</text:p>
          </table:table-cell>
          <table:table-cell office:value-type="float" office:value="1053.048828">
            <text:p>1053.048828</text:p>
          </table:table-cell>
          <table:table-cell office:value-type="float" office:value="1957.885742">
            <text:p>1957.885742</text:p>
          </table:table-cell>
          <table:table-cell office:value-type="float" office:value="521.149048">
            <text:p>521.149048</text:p>
          </table:table-cell>
          <table:table-cell office:value-type="float" office:value="16921.556641">
            <text:p>16921.556641</text:p>
          </table:table-cell>
          <table:table-cell office:value-type="float" office:value="443.57074">
            <text:p>443.57074</text:p>
          </table:table-cell>
          <table:table-cell office:value-type="float" office:value="41231.398438">
            <text:p>41231.398438</text:p>
          </table:table-cell>
          <table:table-cell office:value-type="float" office:value="908.408752">
            <text:p>908.408752</text:p>
          </table:table-cell>
          <table:table-cell office:value-type="float" office:value="415.544098">
            <text:p>415.544098</text:p>
          </table:table-cell>
          <table:table-cell office:value-type="float" office:value="41.708256">
            <text:p>41.708256</text:p>
          </table:table-cell>
          <table:table-cell office:value-type="float" office:value="9658.262695">
            <text:p>9658.262695</text:p>
          </table:table-cell>
          <table:table-cell office:value-type="float" office:value="193.659378">
            <text:p>193.659378</text:p>
          </table:table-cell>
          <table:table-cell office:value-type="float" office:value="12456.480469">
            <text:p>12456.480469</text:p>
          </table:table-cell>
          <table:table-cell office:value-type="float" office:value="219.412567">
            <text:p>219.412567</text:p>
          </table:table-cell>
          <table:table-cell office:value-type="float" office:value="8243.777344">
            <text:p>8243.777344</text:p>
          </table:table-cell>
          <table:table-cell office:value-type="float" office:value="116.060951">
            <text:p>116.060951</text:p>
          </table:table-cell>
          <table:table-cell office:value-type="float" office:value="12466.792969">
            <text:p>12466.792969</text:p>
          </table:table-cell>
          <table:table-cell office:value-type="float" office:value="166.194504">
            <text:p>166.194504</text:p>
          </table:table-cell>
          <table:table-cell office:value-type="float" office:value="1337.545532">
            <text:p>1337.545532</text:p>
          </table:table-cell>
          <table:table-cell office:value-type="float" office:value="35.458214">
            <text:p>35.458214</text:p>
          </table:table-cell>
          <table:table-cell office:value-type="float" office:value="37.757027">
            <text:p>37.757027</text:p>
          </table:table-cell>
          <table:table-cell office:value-type="float" office:value="6.373742">
            <text:p>6.373742</text:p>
          </table:table-cell>
          <table:table-cell office:value-type="float" office:value="62.507446">
            <text:p>62.507446</text:p>
          </table:table-cell>
          <table:table-cell office:value-type="float" office:value="8.578394">
            <text:p>8.578394</text:p>
          </table:table-cell>
          <table:table-cell office:value-type="float" office:value="211.55542">
            <text:p>211.55542</text:p>
          </table:table-cell>
          <table:table-cell office:value-type="float" office:value="7.421765">
            <text:p>7.421765</text:p>
          </table:table-cell>
          <table:table-cell office:value-type="float" office:value="18688.669922">
            <text:p>18688.669922</text:p>
          </table:table-cell>
          <table:table-cell office:value-type="float" office:value="343.178467">
            <text:p>343.178467</text:p>
          </table:table-cell>
          <table:table-cell office:value-type="float" office:value="47.105736">
            <text:p>47.105736</text:p>
          </table:table-cell>
          <table:table-cell office:value-type="float" office:value="9.191714">
            <text:p>9.191714</text:p>
          </table:table-cell>
          <table:table-cell office:value-type="float" office:value="118.577591">
            <text:p>118.577591</text:p>
          </table:table-cell>
          <table:table-cell office:value-type="float" office:value="16.595818">
            <text:p>16.595818</text:p>
          </table:table-cell>
          <table:table-cell office:value-type="float" office:value="832.044861">
            <text:p>832.044861</text:p>
          </table:table-cell>
          <table:table-cell office:value-type="float" office:value="24.95306">
            <text:p>24.95306</text:p>
          </table:table-cell>
          <table:table-cell office:value-type="float" office:value="554.479431">
            <text:p>554.479431</text:p>
          </table:table-cell>
          <table:table-cell office:value-type="float" office:value="14.03011">
            <text:p>14.03011</text:p>
          </table:table-cell>
          <table:table-cell office:value-type="float" office:value="86.8564">
            <text:p>86.8564</text:p>
          </table:table-cell>
          <table:table-cell office:value-type="float" office:value="11.434528">
            <text:p>11.434528</text:p>
          </table:table-cell>
          <table:table-cell office:value-type="float" office:value="80.76635">
            <text:p>80.76635</text:p>
          </table:table-cell>
          <table:table-cell office:value-type="float" office:value="12.132055">
            <text:p>12.132055</text:p>
          </table:table-cell>
          <table:table-cell table:number-columns-repeated="2" office:value-type="float" office:value="0">
            <text:p>0</text:p>
          </table:table-cell>
          <table:table-cell office:value-type="float" office:value="188.417007">
            <text:p>188.417007</text:p>
          </table:table-cell>
          <table:table-cell office:value-type="float" office:value="26.923006">
            <text:p>26.923006</text:p>
          </table:table-cell>
          <table:table-cell table:number-columns-repeated="2" office:value-type="float" office:value="0">
            <text:p>0</text:p>
          </table:table-cell>
          <table:table-cell office:value-type="float" office:value="83.283531">
            <text:p>83.283531</text:p>
          </table:table-cell>
          <table:table-cell office:value-type="float" office:value="24.122433">
            <text:p>24.122433</text:p>
          </table:table-cell>
          <table:table-cell office:value-type="float" office:value="372.873657">
            <text:p>372.873657</text:p>
          </table:table-cell>
          <table:table-cell office:value-type="float" office:value="24.186377">
            <text:p>24.186377</text:p>
          </table:table-cell>
        </table:table-row>
        <table:table-row table:style-name="ro1">
          <table:table-cell office:value-type="string">
            <text:p>ACC833refeito <text:s text:c="5"/></text:p>
          </table:table-cell>
          <table:table-cell office:value-type="float" office:value="5235.98584">
            <text:p>5235.98584</text:p>
          </table:table-cell>
          <table:table-cell office:value-type="float" office:value="914.72229">
            <text:p>914.72229</text:p>
          </table:table-cell>
          <table:table-cell office:value-type="float" office:value="2751.873047">
            <text:p>2751.873047</text:p>
          </table:table-cell>
          <table:table-cell office:value-type="float" office:value="504.831238">
            <text:p>504.831238</text:p>
          </table:table-cell>
          <table:table-cell office:value-type="float" office:value="24057.5625">
            <text:p>24057.5625</text:p>
          </table:table-cell>
          <table:table-cell office:value-type="float" office:value="584.989868">
            <text:p>584.989868</text:p>
          </table:table-cell>
          <table:table-cell office:value-type="float" office:value="52196.503906">
            <text:p>52196.503906</text:p>
          </table:table-cell>
          <table:table-cell office:value-type="float" office:value="1140.592407">
            <text:p>1140.592407</text:p>
          </table:table-cell>
          <table:table-cell office:value-type="float" office:value="578.41626">
            <text:p>578.41626</text:p>
          </table:table-cell>
          <table:table-cell office:value-type="float" office:value="43.531937">
            <text:p>43.531937</text:p>
          </table:table-cell>
          <table:table-cell office:value-type="float" office:value="10321.288086">
            <text:p>10321.288086</text:p>
          </table:table-cell>
          <table:table-cell office:value-type="float" office:value="205.867233">
            <text:p>205.867233</text:p>
          </table:table-cell>
          <table:table-cell office:value-type="float" office:value="17363.734375">
            <text:p>17363.734375</text:p>
          </table:table-cell>
          <table:table-cell office:value-type="float" office:value="301.544952">
            <text:p>301.544952</text:p>
          </table:table-cell>
          <table:table-cell office:value-type="float" office:value="13341.463867">
            <text:p>13341.463867</text:p>
          </table:table-cell>
          <table:table-cell office:value-type="float" office:value="184.557129">
            <text:p>184.557129</text:p>
          </table:table-cell>
          <table:table-cell office:value-type="float" office:value="16960.900391">
            <text:p>16960.900391</text:p>
          </table:table-cell>
          <table:table-cell office:value-type="float" office:value="224.271027">
            <text:p>224.271027</text:p>
          </table:table-cell>
          <table:table-cell office:value-type="float" office:value="1877.909668">
            <text:p>1877.909668</text:p>
          </table:table-cell>
          <table:table-cell office:value-type="float" office:value="48.658756">
            <text:p>48.658756</text:p>
          </table:table-cell>
          <table:table-cell office:value-type="float" office:value="39.65419">
            <text:p>39.65419</text:p>
          </table:table-cell>
          <table:table-cell office:value-type="float" office:value="5.875413">
            <text:p>5.875413</text:p>
          </table:table-cell>
          <table:table-cell office:value-type="float" office:value="67.069168">
            <text:p>67.069168</text:p>
          </table:table-cell>
          <table:table-cell office:value-type="float" office:value="8.094604">
            <text:p>8.094604</text:p>
          </table:table-cell>
          <table:table-cell office:value-type="float" office:value="247.543503">
            <text:p>247.543503</text:p>
          </table:table-cell>
          <table:table-cell office:value-type="float" office:value="7.285701">
            <text:p>7.285701</text:p>
          </table:table-cell>
          <table:table-cell office:value-type="float" office:value="21144.40625">
            <text:p>21144.40625</text:p>
          </table:table-cell>
          <table:table-cell office:value-type="float" office:value="387.974304">
            <text:p>387.974304</text:p>
          </table:table-cell>
          <table:table-cell office:value-type="float" office:value="33.380196">
            <text:p>33.380196</text:p>
          </table:table-cell>
          <table:table-cell office:value-type="float" office:value="7.378665">
            <text:p>7.378665</text:p>
          </table:table-cell>
          <table:table-cell office:value-type="float" office:value="72.411102">
            <text:p>72.411102</text:p>
          </table:table-cell>
          <table:table-cell office:value-type="float" office:value="15.43015">
            <text:p>15.43015</text:p>
          </table:table-cell>
          <table:table-cell office:value-type="float" office:value="537.135071">
            <text:p>537.135071</text:p>
          </table:table-cell>
          <table:table-cell office:value-type="float" office:value="21.923172">
            <text:p>21.923172</text:p>
          </table:table-cell>
          <table:table-cell office:value-type="float" office:value="303.751465">
            <text:p>303.751465</text:p>
          </table:table-cell>
          <table:table-cell office:value-type="float" office:value="9.812669">
            <text:p>9.812669</text:p>
          </table:table-cell>
          <table:table-cell office:value-type="float" office:value="119.353996">
            <text:p>119.353996</text:p>
          </table:table-cell>
          <table:table-cell office:value-type="float" office:value="9.278359">
            <text:p>9.278359</text:p>
          </table:table-cell>
          <table:table-cell office:value-type="float" office:value="76.241447">
            <text:p>76.241447</text:p>
          </table:table-cell>
          <table:table-cell office:value-type="float" office:value="9.691257">
            <text:p>9.691257</text:p>
          </table:table-cell>
          <table:table-cell table:number-columns-repeated="2" office:value-type="float" office:value="0">
            <text:p>0</text:p>
          </table:table-cell>
          <table:table-cell office:value-type="float" office:value="192.444687">
            <text:p>192.444687</text:p>
          </table:table-cell>
          <table:table-cell office:value-type="float" office:value="23.733574">
            <text:p>23.733574</text:p>
          </table:table-cell>
          <table:table-cell table:number-columns-repeated="2" office:value-type="float" office:value="0">
            <text:p>0</text:p>
          </table:table-cell>
          <table:table-cell office:value-type="float" office:value="34.297604">
            <text:p>34.297604</text:p>
          </table:table-cell>
          <table:table-cell office:value-type="float" office:value="19.221767">
            <text:p>19.221767</text:p>
          </table:table-cell>
          <table:table-cell office:value-type="float" office:value="246.216019">
            <text:p>246.216019</text:p>
          </table:table-cell>
          <table:table-cell office:value-type="float" office:value="18.934191">
            <text:p>18.934191</text:p>
          </table:table-cell>
        </table:table-row>
        <table:table-row table:style-name="ro1">
          <table:table-cell office:value-type="string">
            <text:p>ACC834refeito <text:s text:c="5"/></text:p>
          </table:table-cell>
          <table:table-cell office:value-type="float" office:value="4463.224609">
            <text:p>4463.224609</text:p>
          </table:table-cell>
          <table:table-cell office:value-type="float" office:value="767.188232">
            <text:p>767.188232</text:p>
          </table:table-cell>
          <table:table-cell office:value-type="float" office:value="2276.868652">
            <text:p>2276.868652</text:p>
          </table:table-cell>
          <table:table-cell office:value-type="float" office:value="460.493103">
            <text:p>460.493103</text:p>
          </table:table-cell>
          <table:table-cell office:value-type="float" office:value="14706.708008">
            <text:p>14706.708008</text:p>
          </table:table-cell>
          <table:table-cell office:value-type="float" office:value="378.28598">
            <text:p>378.28598</text:p>
          </table:table-cell>
          <table:table-cell office:value-type="float" office:value="32954.542969">
            <text:p>32954.542969</text:p>
          </table:table-cell>
          <table:table-cell office:value-type="float" office:value="730.967407">
            <text:p>730.967407</text:p>
          </table:table-cell>
          <table:table-cell office:value-type="float" office:value="377.402344">
            <text:p>377.402344</text:p>
          </table:table-cell>
          <table:table-cell office:value-type="float" office:value="34.351028">
            <text:p>34.351028</text:p>
          </table:table-cell>
          <table:table-cell office:value-type="float" office:value="8447.047852">
            <text:p>8447.047852</text:p>
          </table:table-cell>
          <table:table-cell office:value-type="float" office:value="169.775726">
            <text:p>169.775726</text:p>
          </table:table-cell>
          <table:table-cell office:value-type="float" office:value="5756.485352">
            <text:p>5756.485352</text:p>
          </table:table-cell>
          <table:table-cell office:value-type="float" office:value="106.503403">
            <text:p>106.503403</text:p>
          </table:table-cell>
          <table:table-cell office:value-type="float" office:value="6957.197266">
            <text:p>6957.197266</text:p>
          </table:table-cell>
          <table:table-cell office:value-type="float" office:value="98.471283">
            <text:p>98.471283</text:p>
          </table:table-cell>
          <table:table-cell office:value-type="float" office:value="7182.97168">
            <text:p>7182.97168</text:p>
          </table:table-cell>
          <table:table-cell office:value-type="float" office:value="97.834442">
            <text:p>97.834442</text:p>
          </table:table-cell>
          <table:table-cell office:value-type="float" office:value="1050.825195">
            <text:p>1050.825195</text:p>
          </table:table-cell>
          <table:table-cell office:value-type="float" office:value="28.013113">
            <text:p>28.013113</text:p>
          </table:table-cell>
          <table:table-cell office:value-type="float" office:value="24.702055">
            <text:p>24.702055</text:p>
          </table:table-cell>
          <table:table-cell office:value-type="float" office:value="5.012402">
            <text:p>5.012402</text:p>
          </table:table-cell>
          <table:table-cell office:value-type="float" office:value="47.797802">
            <text:p>47.797802</text:p>
          </table:table-cell>
          <table:table-cell office:value-type="float" office:value="7.801537">
            <text:p>7.801537</text:p>
          </table:table-cell>
          <table:table-cell office:value-type="float" office:value="143.064529">
            <text:p>143.064529</text:p>
          </table:table-cell>
          <table:table-cell office:value-type="float" office:value="5.504639">
            <text:p>5.504639</text:p>
          </table:table-cell>
          <table:table-cell office:value-type="float" office:value="13358.693359">
            <text:p>13358.693359</text:p>
          </table:table-cell>
          <table:table-cell office:value-type="float" office:value="245.809158">
            <text:p>245.809158</text:p>
          </table:table-cell>
          <table:table-cell office:value-type="float" office:value="23.603605">
            <text:p>23.603605</text:p>
          </table:table-cell>
          <table:table-cell office:value-type="float" office:value="6.83225">
            <text:p>6.83225</text:p>
          </table:table-cell>
          <table:table-cell office:value-type="float" office:value="3.013998">
            <text:p>3.013998</text:p>
          </table:table-cell>
          <table:table-cell office:value-type="float" office:value="14.897002">
            <text:p>14.897002</text:p>
          </table:table-cell>
          <table:table-cell office:value-type="float" office:value="282.120605">
            <text:p>282.120605</text:p>
          </table:table-cell>
          <table:table-cell office:value-type="float" office:value="20.27746">
            <text:p>20.27746</text:p>
          </table:table-cell>
          <table:table-cell office:value-type="float" office:value="97.637184">
            <text:p>97.637184</text:p>
          </table:table-cell>
          <table:table-cell office:value-type="float" office:value="7.802372">
            <text:p>7.802372</text:p>
          </table:table-cell>
          <table:table-cell office:value-type="float" office:value="58.124134">
            <text:p>58.124134</text:p>
          </table:table-cell>
          <table:table-cell office:value-type="float" office:value="8.355487">
            <text:p>8.355487</text:p>
          </table:table-cell>
          <table:table-cell office:value-type="float" office:value="46.571156">
            <text:p>46.571156</text:p>
          </table:table-cell>
          <table:table-cell office:value-type="float" office:value="8.934739">
            <text:p>8.934739</text:p>
          </table:table-cell>
          <table:table-cell table:number-columns-repeated="2" office:value-type="float" office:value="0">
            <text:p>0</text:p>
          </table:table-cell>
          <table:table-cell office:value-type="float" office:value="147.20079">
            <text:p>147.20079</text:p>
          </table:table-cell>
          <table:table-cell office:value-type="float" office:value="20.517941">
            <text:p>20.517941</text:p>
          </table:table-cell>
          <table:table-cell table:number-columns-repeated="2" office:value-type="float" office:value="0">
            <text:p>0</text:p>
          </table:table-cell>
          <table:table-cell office:value-type="float" office:value="34.901291">
            <text:p>34.901291</text:p>
          </table:table-cell>
          <table:table-cell office:value-type="float" office:value="17.871861">
            <text:p>17.871861</text:p>
          </table:table-cell>
          <table:table-cell office:value-type="float" office:value="93.408783">
            <text:p>93.408783</text:p>
          </table:table-cell>
          <table:table-cell office:value-type="float" office:value="16.870449">
            <text:p>16.870449</text:p>
          </table:table-cell>
        </table:table-row>
        <table:table-row table:style-name="ro1">
          <table:table-cell office:value-type="string">
            <text:p>ACC835refeito <text:s text:c="5"/></text:p>
          </table:table-cell>
          <table:table-cell office:value-type="float" office:value="5050.252441">
            <text:p>5050.252441</text:p>
          </table:table-cell>
          <table:table-cell office:value-type="float" office:value="815.440247">
            <text:p>815.440247</text:p>
          </table:table-cell>
          <table:table-cell office:value-type="float" office:value="556.032654">
            <text:p>556.032654</text:p>
          </table:table-cell>
          <table:table-cell office:value-type="float" office:value="448.115692">
            <text:p>448.115692</text:p>
          </table:table-cell>
          <table:table-cell office:value-type="float" office:value="4712.38916">
            <text:p>4712.38916</text:p>
          </table:table-cell>
          <table:table-cell office:value-type="float" office:value="193.392929">
            <text:p>193.392929</text:p>
          </table:table-cell>
          <table:table-cell office:value-type="float" office:value="10658.921875">
            <text:p>10658.921875</text:p>
          </table:table-cell>
          <table:table-cell office:value-type="float" office:value="262.19342">
            <text:p>262.19342</text:p>
          </table:table-cell>
          <table:table-cell office:value-type="float" office:value="148.371979">
            <text:p>148.371979</text:p>
          </table:table-cell>
          <table:table-cell office:value-type="float" office:value="30.631432">
            <text:p>30.631432</text:p>
          </table:table-cell>
          <table:table-cell office:value-type="float" office:value="3612.704834">
            <text:p>3612.704834</text:p>
          </table:table-cell>
          <table:table-cell office:value-type="float" office:value="81.117867">
            <text:p>81.117867</text:p>
          </table:table-cell>
          <table:table-cell office:value-type="float" office:value="12117.634766">
            <text:p>12117.634766</text:p>
          </table:table-cell>
          <table:table-cell office:value-type="float" office:value="213.126221">
            <text:p>213.126221</text:p>
          </table:table-cell>
          <table:table-cell office:value-type="float" office:value="9218.717773">
            <text:p>9218.717773</text:p>
          </table:table-cell>
          <table:table-cell office:value-type="float" office:value="128.97319">
            <text:p>128.97319</text:p>
          </table:table-cell>
          <table:table-cell office:value-type="float" office:value="5015.673828">
            <text:p>5015.673828</text:p>
          </table:table-cell>
          <table:table-cell office:value-type="float" office:value="70.284554">
            <text:p>70.284554</text:p>
          </table:table-cell>
          <table:table-cell office:value-type="float" office:value="351.789703">
            <text:p>351.789703</text:p>
          </table:table-cell>
          <table:table-cell office:value-type="float" office:value="11.389499">
            <text:p>11.389499</text:p>
          </table:table-cell>
          <table:table-cell office:value-type="float" office:value="13.965448">
            <text:p>13.965448</text:p>
          </table:table-cell>
          <table:table-cell office:value-type="float" office:value="4.587664">
            <text:p>4.587664</text:p>
          </table:table-cell>
          <table:table-cell office:value-type="float" office:value="34.149673">
            <text:p>34.149673</text:p>
          </table:table-cell>
          <table:table-cell office:value-type="float" office:value="7.755944">
            <text:p>7.755944</text:p>
          </table:table-cell>
          <table:table-cell office:value-type="float" office:value="64.990356">
            <text:p>64.990356</text:p>
          </table:table-cell>
          <table:table-cell office:value-type="float" office:value="4.738468">
            <text:p>4.738468</text:p>
          </table:table-cell>
          <table:table-cell office:value-type="float" office:value="3649.828125">
            <text:p>3649.828125</text:p>
          </table:table-cell>
          <table:table-cell office:value-type="float" office:value="68.995132">
            <text:p>68.995132</text:p>
          </table:table-cell>
          <table:table-cell office:value-type="float" office:value="38.723465">
            <text:p>38.723465</text:p>
          </table:table-cell>
          <table:table-cell office:value-type="float" office:value="7.346509">
            <text:p>7.346509</text:p>
          </table:table-cell>
          <table:table-cell table:number-columns-repeated="2" office:value-type="float" office:value="0">
            <text:p>0</text:p>
          </table:table-cell>
          <table:table-cell office:value-type="float" office:value="203.582321">
            <text:p>203.582321</text:p>
          </table:table-cell>
          <table:table-cell office:value-type="float" office:value="20.156193">
            <text:p>20.156193</text:p>
          </table:table-cell>
          <table:table-cell office:value-type="float" office:value="96.21785">
            <text:p>96.21785</text:p>
          </table:table-cell>
          <table:table-cell office:value-type="float" office:value="8.429689">
            <text:p>8.429689</text:p>
          </table:table-cell>
          <table:table-cell office:value-type="float" office:value="58.554504">
            <text:p>58.554504</text:p>
          </table:table-cell>
          <table:table-cell office:value-type="float" office:value="9.17745">
            <text:p>9.17745</text:p>
          </table:table-cell>
          <table:table-cell office:value-type="float" office:value="16.264057">
            <text:p>16.264057</text:p>
          </table:table-cell>
          <table:table-cell office:value-type="float" office:value="9.634754">
            <text:p>9.634754</text:p>
          </table:table-cell>
          <table:table-cell table:number-columns-repeated="2" office:value-type="float" office:value="0">
            <text:p>0</text:p>
          </table:table-cell>
          <table:table-cell office:value-type="float" office:value="90.966705">
            <text:p>90.966705</text:p>
          </table:table-cell>
          <table:table-cell office:value-type="float" office:value="19.885454">
            <text:p>19.885454</text:p>
          </table:table-cell>
          <table:table-cell table:number-columns-repeated="2" office:value-type="float" office:value="0">
            <text:p>0</text:p>
          </table:table-cell>
          <table:table-cell office:value-type="float" office:value="68.648544">
            <text:p>68.648544</text:p>
          </table:table-cell>
          <table:table-cell office:value-type="float" office:value="19.333023">
            <text:p>19.333023</text:p>
          </table:table-cell>
          <table:table-cell office:value-type="float" office:value="92.642265">
            <text:p>92.642265</text:p>
          </table:table-cell>
          <table:table-cell office:value-type="float" office:value="18.299801">
            <text:p>18.299801</text:p>
          </table:table-cell>
        </table:table-row>
        <table:table-row table:style-name="ro1">
          <table:table-cell office:value-type="string">
            <text:p>ACC923refeito <text:s text:c="5"/></text:p>
          </table:table-cell>
          <table:table-cell office:value-type="float" office:value="2129.546387">
            <text:p>2129.546387</text:p>
          </table:table-cell>
          <table:table-cell office:value-type="float" office:value="801.806946">
            <text:p>801.806946</text:p>
          </table:table-cell>
          <table:table-cell office:value-type="float" office:value="2869.976074">
            <text:p>2869.976074</text:p>
          </table:table-cell>
          <table:table-cell office:value-type="float" office:value="502.76712">
            <text:p>502.76712</text:p>
          </table:table-cell>
          <table:table-cell office:value-type="float" office:value="19325.673828">
            <text:p>19325.673828</text:p>
          </table:table-cell>
          <table:table-cell office:value-type="float" office:value="501.831146">
            <text:p>501.831146</text:p>
          </table:table-cell>
          <table:table-cell office:value-type="float" office:value="45360.5625">
            <text:p>45360.5625</text:p>
          </table:table-cell>
          <table:table-cell office:value-type="float" office:value="995.987732">
            <text:p>995.987732</text:p>
          </table:table-cell>
          <table:table-cell office:value-type="float" office:value="290.715302">
            <text:p>290.715302</text:p>
          </table:table-cell>
          <table:table-cell office:value-type="float" office:value="39.311234">
            <text:p>39.311234</text:p>
          </table:table-cell>
          <table:table-cell office:value-type="float" office:value="14178.136719">
            <text:p>14178.136719</text:p>
          </table:table-cell>
          <table:table-cell office:value-type="float" office:value="277.281128">
            <text:p>277.281128</text:p>
          </table:table-cell>
          <table:table-cell office:value-type="float" office:value="2077.56958">
            <text:p>2077.56958</text:p>
          </table:table-cell>
          <table:table-cell office:value-type="float" office:value="48.245262">
            <text:p>48.245262</text:p>
          </table:table-cell>
          <table:table-cell office:value-type="float" office:value="20583.404297">
            <text:p>20583.404297</text:p>
          </table:table-cell>
          <table:table-cell office:value-type="float" office:value="282.335144">
            <text:p>282.335144</text:p>
          </table:table-cell>
          <table:table-cell office:value-type="float" office:value="7909.385742">
            <text:p>7909.385742</text:p>
          </table:table-cell>
          <table:table-cell office:value-type="float" office:value="107.862938">
            <text:p>107.862938</text:p>
          </table:table-cell>
          <table:table-cell office:value-type="float" office:value="1140.005493">
            <text:p>1140.005493</text:p>
          </table:table-cell>
          <table:table-cell office:value-type="float" office:value="30.418558">
            <text:p>30.418558</text:p>
          </table:table-cell>
          <table:table-cell office:value-type="float" office:value="43.658043">
            <text:p>43.658043</text:p>
          </table:table-cell>
          <table:table-cell office:value-type="float" office:value="5.72648">
            <text:p>5.72648</text:p>
          </table:table-cell>
          <table:table-cell office:value-type="float" office:value="33.98576">
            <text:p>33.98576</text:p>
          </table:table-cell>
          <table:table-cell office:value-type="float" office:value="8.036322">
            <text:p>8.036322</text:p>
          </table:table-cell>
          <table:table-cell office:value-type="float" office:value="197.080673">
            <text:p>197.080673</text:p>
          </table:table-cell>
          <table:table-cell office:value-type="float" office:value="6.6923">
            <text:p>6.6923</text:p>
          </table:table-cell>
          <table:table-cell office:value-type="float" office:value="11708.768555">
            <text:p>11708.768555</text:p>
          </table:table-cell>
          <table:table-cell office:value-type="float" office:value="215.736099">
            <text:p>215.736099</text:p>
          </table:table-cell>
          <table:table-cell office:value-type="float" office:value="44.371475">
            <text:p>44.371475</text:p>
          </table:table-cell>
          <table:table-cell office:value-type="float" office:value="8.063979">
            <text:p>8.063979</text:p>
          </table:table-cell>
          <table:table-cell office:value-type="float" office:value="109.126053">
            <text:p>109.126053</text:p>
          </table:table-cell>
          <table:table-cell office:value-type="float" office:value="15.968474">
            <text:p>15.968474</text:p>
          </table:table-cell>
          <table:table-cell office:value-type="float" office:value="430.018555">
            <text:p>430.018555</text:p>
          </table:table-cell>
          <table:table-cell office:value-type="float" office:value="21.483982">
            <text:p>21.483982</text:p>
          </table:table-cell>
          <table:table-cell office:value-type="float" office:value="912.820862">
            <text:p>912.820862</text:p>
          </table:table-cell>
          <table:table-cell office:value-type="float" office:value="17.76693">
            <text:p>17.76693</text:p>
          </table:table-cell>
          <table:table-cell office:value-type="float" office:value="76.540802">
            <text:p>76.540802</text:p>
          </table:table-cell>
          <table:table-cell office:value-type="float" office:value="9.954794">
            <text:p>9.954794</text:p>
          </table:table-cell>
          <table:table-cell office:value-type="float" office:value="60.858109">
            <text:p>60.858109</text:p>
          </table:table-cell>
          <table:table-cell office:value-type="float" office:value="10.551069">
            <text:p>10.551069</text:p>
          </table:table-cell>
          <table:table-cell table:number-columns-repeated="2" office:value-type="float" office:value="0">
            <text:p>0</text:p>
          </table:table-cell>
          <table:table-cell office:value-type="float" office:value="84.188416">
            <text:p>84.188416</text:p>
          </table:table-cell>
          <table:table-cell office:value-type="float" office:value="24.293591">
            <text:p>24.293591</text:p>
          </table:table-cell>
          <table:table-cell table:number-columns-repeated="2" office:value-type="float" office:value="0">
            <text:p>0</text:p>
          </table:table-cell>
          <table:table-cell office:value-type="float" office:value="40.698399">
            <text:p>40.698399</text:p>
          </table:table-cell>
          <table:table-cell office:value-type="float" office:value="21.094154">
            <text:p>21.094154</text:p>
          </table:table-cell>
          <table:table-cell office:value-type="float" office:value="253.330612">
            <text:p>253.330612</text:p>
          </table:table-cell>
          <table:table-cell office:value-type="float" office:value="20.688126">
            <text:p>20.688126</text:p>
          </table:table-cell>
        </table:table-row>
        <table:table-row table:style-name="ro1">
          <table:table-cell office:value-type="string">
            <text:p>ACC924refeito <text:s text:c="5"/></text:p>
          </table:table-cell>
          <table:table-cell office:value-type="float" office:value="2136.172607">
            <text:p>2136.172607</text:p>
          </table:table-cell>
          <table:table-cell office:value-type="float" office:value="809.790649">
            <text:p>809.790649</text:p>
          </table:table-cell>
          <table:table-cell office:value-type="float" office:value="2883.098633">
            <text:p>2883.098633</text:p>
          </table:table-cell>
          <table:table-cell office:value-type="float" office:value="502.893036">
            <text:p>502.893036</text:p>
          </table:table-cell>
          <table:table-cell office:value-type="float" office:value="16498.277344">
            <text:p>16498.277344</text:p>
          </table:table-cell>
          <table:table-cell office:value-type="float" office:value="427.495575">
            <text:p>427.495575</text:p>
          </table:table-cell>
          <table:table-cell office:value-type="float" office:value="41256.34375">
            <text:p>41256.34375</text:p>
          </table:table-cell>
          <table:table-cell office:value-type="float" office:value="908.227844">
            <text:p>908.227844</text:p>
          </table:table-cell>
          <table:table-cell office:value-type="float" office:value="357.030518">
            <text:p>357.030518</text:p>
          </table:table-cell>
          <table:table-cell office:value-type="float" office:value="38.556168">
            <text:p>38.556168</text:p>
          </table:table-cell>
          <table:table-cell office:value-type="float" office:value="14028.058594">
            <text:p>14028.058594</text:p>
          </table:table-cell>
          <table:table-cell office:value-type="float" office:value="274.217896">
            <text:p>274.217896</text:p>
          </table:table-cell>
          <table:table-cell office:value-type="float" office:value="898.615723">
            <text:p>898.615723</text:p>
          </table:table-cell>
          <table:table-cell office:value-type="float" office:value="30.896788">
            <text:p>30.896788</text:p>
          </table:table-cell>
          <table:table-cell office:value-type="float" office:value="15151.552734">
            <text:p>15151.552734</text:p>
          </table:table-cell>
          <table:table-cell office:value-type="float" office:value="209.042313">
            <text:p>209.042313</text:p>
          </table:table-cell>
          <table:table-cell office:value-type="float" office:value="6956.102539">
            <text:p>6956.102539</text:p>
          </table:table-cell>
          <table:table-cell office:value-type="float" office:value="95.460724">
            <text:p>95.460724</text:p>
          </table:table-cell>
          <table:table-cell office:value-type="float" office:value="1025.903076">
            <text:p>1025.903076</text:p>
          </table:table-cell>
          <table:table-cell office:value-type="float" office:value="27.658308">
            <text:p>27.658308</text:p>
          </table:table-cell>
          <table:table-cell office:value-type="float" office:value="32.735523">
            <text:p>32.735523</text:p>
          </table:table-cell>
          <table:table-cell office:value-type="float" office:value="5.765294">
            <text:p>5.765294</text:p>
          </table:table-cell>
          <table:table-cell office:value-type="float" office:value="30.051815">
            <text:p>30.051815</text:p>
          </table:table-cell>
          <table:table-cell office:value-type="float" office:value="8.126684">
            <text:p>8.126684</text:p>
          </table:table-cell>
          <table:table-cell office:value-type="float" office:value="185.597687">
            <text:p>185.597687</text:p>
          </table:table-cell>
          <table:table-cell office:value-type="float" office:value="6.657243">
            <text:p>6.657243</text:p>
          </table:table-cell>
          <table:table-cell office:value-type="float" office:value="10950.172852">
            <text:p>10950.172852</text:p>
          </table:table-cell>
          <table:table-cell office:value-type="float" office:value="201.911224">
            <text:p>201.911224</text:p>
          </table:table-cell>
          <table:table-cell office:value-type="float" office:value="53.392056">
            <text:p>53.392056</text:p>
          </table:table-cell>
          <table:table-cell office:value-type="float" office:value="8.424425">
            <text:p>8.424425</text:p>
          </table:table-cell>
          <table:table-cell office:value-type="float" office:value="58.533009">
            <text:p>58.533009</text:p>
          </table:table-cell>
          <table:table-cell office:value-type="float" office:value="15.891847">
            <text:p>15.891847</text:p>
          </table:table-cell>
          <table:table-cell office:value-type="float" office:value="616.09668">
            <text:p>616.09668</text:p>
          </table:table-cell>
          <table:table-cell office:value-type="float" office:value="22.872869">
            <text:p>22.872869</text:p>
          </table:table-cell>
          <table:table-cell office:value-type="float" office:value="269.083069">
            <text:p>269.083069</text:p>
          </table:table-cell>
          <table:table-cell office:value-type="float" office:value="10.552044">
            <text:p>10.552044</text:p>
          </table:table-cell>
          <table:table-cell office:value-type="float" office:value="63.46706">
            <text:p>63.46706</text:p>
          </table:table-cell>
          <table:table-cell office:value-type="float" office:value="10.394801">
            <text:p>10.394801</text:p>
          </table:table-cell>
          <table:table-cell office:value-type="float" office:value="45.680275">
            <text:p>45.680275</text:p>
          </table:table-cell>
          <table:table-cell office:value-type="float" office:value="11.017651">
            <text:p>11.017651</text:p>
          </table:table-cell>
          <table:table-cell table:number-columns-repeated="2" office:value-type="float" office:value="0">
            <text:p>0</text:p>
          </table:table-cell>
          <table:table-cell office:value-type="float" office:value="118.96402">
            <text:p>118.96402</text:p>
          </table:table-cell>
          <table:table-cell office:value-type="float" office:value="24.518719">
            <text:p>24.518719</text:p>
          </table:table-cell>
          <table:table-cell table:number-columns-repeated="2" office:value-type="float" office:value="0">
            <text:p>0</text:p>
          </table:table-cell>
          <table:table-cell office:value-type="float" office:value="66.194908">
            <text:p>66.194908</text:p>
          </table:table-cell>
          <table:table-cell office:value-type="float" office:value="21.985888">
            <text:p>21.985888</text:p>
          </table:table-cell>
          <table:table-cell office:value-type="float" office:value="206.323441">
            <text:p>206.323441</text:p>
          </table:table-cell>
          <table:table-cell office:value-type="float" office:value="21.244528">
            <text:p>21.244528</text:p>
          </table:table-cell>
        </table:table-row>
        <table:table-row table:style-name="ro1">
          <table:table-cell office:value-type="string">
            <text:p>ACC943refeito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12953.084961">
            <text:p>12953.084961</text:p>
          </table:table-cell>
          <table:table-cell office:value-type="float" office:value="868.352112">
            <text:p>868.352112</text:p>
          </table:table-cell>
          <table:table-cell office:value-type="float" office:value="93151.273438">
            <text:p>93151.273438</text:p>
          </table:table-cell>
          <table:table-cell office:value-type="float" office:value="2155.85376">
            <text:p>2155.85376</text:p>
          </table:table-cell>
          <table:table-cell office:value-type="float" office:value="240525.984375">
            <text:p>240525.984375</text:p>
          </table:table-cell>
          <table:table-cell office:value-type="float" office:value="5156.061035">
            <text:p>5156.061035</text:p>
          </table:table-cell>
          <table:table-cell office:value-type="float" office:value="412.629211">
            <text:p>412.629211</text:p>
          </table:table-cell>
          <table:table-cell office:value-type="float" office:value="64.91935">
            <text:p>64.91935</text:p>
          </table:table-cell>
          <table:table-cell office:value-type="float" office:value="21530.578125">
            <text:p>21530.578125</text:p>
          </table:table-cell>
          <table:table-cell office:value-type="float" office:value="419.446747">
            <text:p>419.446747</text:p>
          </table:table-cell>
          <table:table-cell office:value-type="float" office:value="6429.838379">
            <text:p>6429.838379</text:p>
          </table:table-cell>
          <table:table-cell office:value-type="float" office:value="124.161736">
            <text:p>124.161736</text:p>
          </table:table-cell>
          <table:table-cell office:value-type="float" office:value="48218.140625">
            <text:p>48218.140625</text:p>
          </table:table-cell>
          <table:table-cell office:value-type="float" office:value="657.001831">
            <text:p>657.001831</text:p>
          </table:table-cell>
          <table:table-cell office:value-type="float" office:value="22034.443359">
            <text:p>22034.443359</text:p>
          </table:table-cell>
          <table:table-cell office:value-type="float" office:value="291.873993">
            <text:p>291.873993</text:p>
          </table:table-cell>
          <table:table-cell office:value-type="float" office:value="5484.412109">
            <text:p>5484.412109</text:p>
          </table:table-cell>
          <table:table-cell office:value-type="float" office:value="139.681503">
            <text:p>139.681503</text:p>
          </table:table-cell>
          <table:table-cell office:value-type="float" office:value="106.861984">
            <text:p>106.861984</text:p>
          </table:table-cell>
          <table:table-cell office:value-type="float" office:value="10.360712">
            <text:p>10.360712</text:p>
          </table:table-cell>
          <table:table-cell office:value-type="float" office:value="80.662224">
            <text:p>80.662224</text:p>
          </table:table-cell>
          <table:table-cell office:value-type="float" office:value="10.040647">
            <text:p>10.040647</text:p>
          </table:table-cell>
          <table:table-cell office:value-type="float" office:value="840.919556">
            <text:p>840.919556</text:p>
          </table:table-cell>
          <table:table-cell office:value-type="float" office:value="19.329473">
            <text:p>19.329473</text:p>
          </table:table-cell>
          <table:table-cell office:value-type="float" office:value="50263.402344">
            <text:p>50263.402344</text:p>
          </table:table-cell>
          <table:table-cell office:value-type="float" office:value="920.110596">
            <text:p>920.110596</text:p>
          </table:table-cell>
          <table:table-cell office:value-type="float" office:value="44.079613">
            <text:p>44.079613</text:p>
          </table:table-cell>
          <table:table-cell office:value-type="float" office:value="11.517459">
            <text:p>11.517459</text:p>
          </table:table-cell>
          <table:table-cell office:value-type="float" office:value="103.079613">
            <text:p>103.079613</text:p>
          </table:table-cell>
          <table:table-cell office:value-type="float" office:value="17.888042">
            <text:p>17.888042</text:p>
          </table:table-cell>
          <table:table-cell office:value-type="float" office:value="787.213379">
            <text:p>787.213379</text:p>
          </table:table-cell>
          <table:table-cell office:value-type="float" office:value="25.568106">
            <text:p>25.568106</text:p>
          </table:table-cell>
          <table:table-cell office:value-type="float" office:value="289.703094">
            <text:p>289.703094</text:p>
          </table:table-cell>
          <table:table-cell office:value-type="float" office:value="13.657734">
            <text:p>13.657734</text:p>
          </table:table-cell>
          <table:table-cell office:value-type="float" office:value="260.529297">
            <text:p>260.529297</text:p>
          </table:table-cell>
          <table:table-cell office:value-type="float" office:value="14.756037">
            <text:p>14.756037</text:p>
          </table:table-cell>
          <table:table-cell office:value-type="float" office:value="211.089844">
            <text:p>211.089844</text:p>
          </table:table-cell>
          <table:table-cell office:value-type="float" office:value="15.432213">
            <text:p>15.432213</text:p>
          </table:table-cell>
          <table:table-cell table:number-columns-repeated="2" office:value-type="float" office:value="0">
            <text:p>0</text:p>
          </table:table-cell>
          <table:table-cell office:value-type="float" office:value="305.915222">
            <text:p>305.915222</text:p>
          </table:table-cell>
          <table:table-cell office:value-type="float" office:value="40.662968">
            <text:p>40.662968</text:p>
          </table:table-cell>
          <table:table-cell table:number-columns-repeated="2" office:value-type="float" office:value="0">
            <text:p>0</text:p>
          </table:table-cell>
          <table:table-cell office:value-type="float" office:value="64.697304">
            <text:p>64.697304</text:p>
          </table:table-cell>
          <table:table-cell office:value-type="float" office:value="29.993959">
            <text:p>29.993959</text:p>
          </table:table-cell>
          <table:table-cell office:value-type="float" office:value="366.717712">
            <text:p>366.717712</text:p>
          </table:table-cell>
          <table:table-cell office:value-type="float" office:value="29.51753">
            <text:p>29.51753</text:p>
          </table:table-cell>
        </table:table-row>
      </table:table>
      <table:table table:name="GH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>
            <text:p>Alvo</text:p>
          </table:table-cell>
          <table:table-cell office:value-type="float" office:value="11">
            <text:p>11</text:p>
          </table:table-cell>
          <table:table-cell office:value-type="string">
            <text:p>ERRO</text:p>
          </table:table-cell>
          <table:table-cell office:value-type="float" office:value="12">
            <text:p>12</text:p>
          </table:table-cell>
          <table:table-cell office:value-type="string">
            <text:p>ERRO</text:p>
          </table:table-cell>
          <table:table-cell office:value-type="float" office:value="13">
            <text:p>13</text:p>
          </table:table-cell>
          <table:table-cell office:value-type="string">
            <text:p>ERRO</text:p>
          </table:table-cell>
          <table:table-cell office:value-type="float" office:value="14">
            <text:p>14</text:p>
          </table:table-cell>
          <table:table-cell office:value-type="string">
            <text:p>ERRO</text:p>
          </table:table-cell>
          <table:table-cell office:value-type="float" office:value="15">
            <text:p>15</text:p>
          </table:table-cell>
          <table:table-cell office:value-type="string">
            <text:p>ERRO</text:p>
          </table:table-cell>
          <table:table-cell office:value-type="float" office:value="16">
            <text:p>16</text:p>
          </table:table-cell>
          <table:table-cell office:value-type="string">
            <text:p>ERRO</text:p>
          </table:table-cell>
          <table:table-cell office:value-type="float" office:value="17">
            <text:p>17</text:p>
          </table:table-cell>
          <table:table-cell office:value-type="string">
            <text:p>ERRO</text:p>
          </table:table-cell>
          <table:table-cell office:value-type="float" office:value="19">
            <text:p>19</text:p>
          </table:table-cell>
          <table:table-cell office:value-type="string">
            <text:p>ERRO</text:p>
          </table:table-cell>
          <table:table-cell office:value-type="float" office:value="20">
            <text:p>20</text:p>
          </table:table-cell>
          <table:table-cell office:value-type="string">
            <text:p>ERRO</text:p>
          </table:table-cell>
          <table:table-cell office:value-type="float" office:value="22">
            <text:p>22</text:p>
          </table:table-cell>
          <table:table-cell office:value-type="string">
            <text:p>ERRO</text:p>
          </table:table-cell>
          <table:table-cell office:value-type="float" office:value="23">
            <text:p>23</text:p>
          </table:table-cell>
          <table:table-cell office:value-type="string">
            <text:p>ERRO</text:p>
          </table:table-cell>
          <table:table-cell office:value-type="float" office:value="24">
            <text:p>24</text:p>
          </table:table-cell>
          <table:table-cell office:value-type="string">
            <text:p>ERRO</text:p>
          </table:table-cell>
          <table:table-cell office:value-type="float" office:value="25">
            <text:p>25</text:p>
          </table:table-cell>
          <table:table-cell office:value-type="string">
            <text:p>ERRO</text:p>
          </table:table-cell>
          <table:table-cell office:value-type="float" office:value="26">
            <text:p>26</text:p>
          </table:table-cell>
          <table:table-cell office:value-type="string">
            <text:p>ERRO</text:p>
          </table:table-cell>
          <table:table-cell office:value-type="float" office:value="28">
            <text:p>28</text:p>
          </table:table-cell>
          <table:table-cell office:value-type="string">
            <text:p>ERRO</text:p>
          </table:table-cell>
          <table:table-cell office:value-type="float" office:value="29">
            <text:p>29</text:p>
          </table:table-cell>
          <table:table-cell office:value-type="string">
            <text:p>ERRO</text:p>
          </table:table-cell>
          <table:table-cell office:value-type="float" office:value="30">
            <text:p>30</text:p>
          </table:table-cell>
          <table:table-cell office:value-type="string">
            <text:p>ERRO</text:p>
          </table:table-cell>
          <table:table-cell office:value-type="float" office:value="35">
            <text:p>35</text:p>
          </table:table-cell>
          <table:table-cell office:value-type="string">
            <text:p>ERRO</text:p>
          </table:table-cell>
          <table:table-cell office:value-type="float" office:value="38">
            <text:p>38</text:p>
          </table:table-cell>
          <table:table-cell office:value-type="string">
            <text:p>ERRO</text:p>
          </table:table-cell>
          <table:table-cell office:value-type="float" office:value="40">
            <text:p>40</text:p>
          </table:table-cell>
          <table:table-cell office:value-type="string">
            <text:p>ERRO</text:p>
          </table:table-cell>
          <table:table-cell office:value-type="float" office:value="45">
            <text:p>45</text:p>
          </table:table-cell>
          <table:table-cell office:value-type="string">
            <text:p>ERRO</text:p>
          </table:table-cell>
          <table:table-cell office:value-type="float" office:value="56">
            <text:p>56</text:p>
          </table:table-cell>
          <table:table-cell office:value-type="string">
            <text:p>ERRO</text:p>
          </table:table-cell>
          <table:table-cell office:value-type="float" office:value="58">
            <text:p>58</text:p>
          </table:table-cell>
          <table:table-cell office:value-type="string">
            <text:p>ERRO</text:p>
          </table:table-cell>
          <table:table-cell office:value-type="float" office:value="72">
            <text:p>72</text:p>
          </table:table-cell>
          <table:table-cell office:value-type="string">
            <text:p>ERRO</text:p>
          </table:table-cell>
          <table:table-cell office:value-type="float" office:value="82">
            <text:p>82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GHA154refeito <text:s text:c="5"/></text:p>
          </table:table-cell>
          <table:table-cell office:value-type="float" office:value="47469.707031">
            <text:p>47469.707031</text:p>
          </table:table-cell>
          <table:table-cell office:value-type="float" office:value="3935.155518">
            <text:p>3935.155518</text:p>
          </table:table-cell>
          <table:table-cell office:value-type="float" office:value="23788.105469">
            <text:p>23788.105469</text:p>
          </table:table-cell>
          <table:table-cell office:value-type="float" office:value="1354.76062">
            <text:p>1354.76062</text:p>
          </table:table-cell>
          <table:table-cell office:value-type="float" office:value="86551.523438">
            <text:p>86551.523438</text:p>
          </table:table-cell>
          <table:table-cell office:value-type="float" office:value="2000.607422">
            <text:p>2000.607422</text:p>
          </table:table-cell>
          <table:table-cell office:value-type="float" office:value="234293.65625">
            <text:p>234293.65625</text:p>
          </table:table-cell>
          <table:table-cell office:value-type="float" office:value="5029.594727">
            <text:p>5029.594727</text:p>
          </table:table-cell>
          <table:table-cell office:value-type="float" office:value="390.47406">
            <text:p>390.47406</text:p>
          </table:table-cell>
          <table:table-cell office:value-type="float" office:value="89.675751">
            <text:p>89.675751</text:p>
          </table:table-cell>
          <table:table-cell office:value-type="float" office:value="19120.830078">
            <text:p>19120.830078</text:p>
          </table:table-cell>
          <table:table-cell office:value-type="float" office:value="383.616608">
            <text:p>383.616608</text:p>
          </table:table-cell>
          <table:table-cell office:value-type="float" office:value="155360.84375">
            <text:p>155360.84375</text:p>
          </table:table-cell>
          <table:table-cell office:value-type="float" office:value="2633.502686">
            <text:p>2633.502686</text:p>
          </table:table-cell>
          <table:table-cell office:value-type="float" office:value="37282.394531">
            <text:p>37282.394531</text:p>
          </table:table-cell>
          <table:table-cell office:value-type="float" office:value="510.426025">
            <text:p>510.426025</text:p>
          </table:table-cell>
          <table:table-cell office:value-type="float" office:value="62496.527344">
            <text:p>62496.527344</text:p>
          </table:table-cell>
          <table:table-cell office:value-type="float" office:value="816.782471">
            <text:p>816.782471</text:p>
          </table:table-cell>
          <table:table-cell office:value-type="float" office:value="5916.458008">
            <text:p>5916.458008</text:p>
          </table:table-cell>
          <table:table-cell office:value-type="float" office:value="150.872238">
            <text:p>150.872238</text:p>
          </table:table-cell>
          <table:table-cell office:value-type="float" office:value="88.332222">
            <text:p>88.332222</text:p>
          </table:table-cell>
          <table:table-cell office:value-type="float" office:value="11.470567">
            <text:p>11.470567</text:p>
          </table:table-cell>
          <table:table-cell office:value-type="float" office:value="114.788269">
            <text:p>114.788269</text:p>
          </table:table-cell>
          <table:table-cell office:value-type="float" office:value="10.831215">
            <text:p>10.831215</text:p>
          </table:table-cell>
          <table:table-cell office:value-type="float" office:value="1070.240967">
            <text:p>1070.240967</text:p>
          </table:table-cell>
          <table:table-cell office:value-type="float" office:value="24.035212">
            <text:p>24.035212</text:p>
          </table:table-cell>
          <table:table-cell office:value-type="float" office:value="54171.871094">
            <text:p>54171.871094</text:p>
          </table:table-cell>
          <table:table-cell office:value-type="float" office:value="991.671936">
            <text:p>991.671936</text:p>
          </table:table-cell>
          <table:table-cell office:value-type="float" office:value="31.317314">
            <text:p>31.317314</text:p>
          </table:table-cell>
          <table:table-cell office:value-type="float" office:value="12.697783">
            <text:p>12.697783</text:p>
          </table:table-cell>
          <table:table-cell office:value-type="float" office:value="149.099289">
            <text:p>149.099289</text:p>
          </table:table-cell>
          <table:table-cell office:value-type="float" office:value="19.04579">
            <text:p>19.04579</text:p>
          </table:table-cell>
          <table:table-cell office:value-type="float" office:value="1640.558594">
            <text:p>1640.558594</text:p>
          </table:table-cell>
          <table:table-cell office:value-type="float" office:value="35.3913">
            <text:p>35.3913</text:p>
          </table:table-cell>
          <table:table-cell office:value-type="float" office:value="840.476196">
            <text:p>840.476196</text:p>
          </table:table-cell>
          <table:table-cell office:value-type="float" office:value="20.171312">
            <text:p>20.171312</text:p>
          </table:table-cell>
          <table:table-cell office:value-type="float" office:value="599.006409">
            <text:p>599.006409</text:p>
          </table:table-cell>
          <table:table-cell office:value-type="float" office:value="19.506363">
            <text:p>19.506363</text:p>
          </table:table-cell>
          <table:table-cell office:value-type="float" office:value="224.119492">
            <text:p>224.119492</text:p>
          </table:table-cell>
          <table:table-cell office:value-type="float" office:value="17.114008">
            <text:p>17.114008</text:p>
          </table:table-cell>
          <table:table-cell table:number-columns-repeated="2" office:value-type="float" office:value="0">
            <text:p>0</text:p>
          </table:table-cell>
          <table:table-cell office:value-type="float" office:value="504.119324">
            <text:p>504.119324</text:p>
          </table:table-cell>
          <table:table-cell office:value-type="float" office:value="45.291248">
            <text:p>45.291248</text:p>
          </table:table-cell>
          <table:table-cell table:number-columns-repeated="2" office:value-type="float" office:value="0">
            <text:p>0</text:p>
          </table:table-cell>
          <table:table-cell office:value-type="float" office:value="83.002205">
            <text:p>83.002205</text:p>
          </table:table-cell>
          <table:table-cell office:value-type="float" office:value="33.456917">
            <text:p>33.456917</text:p>
          </table:table-cell>
          <table:table-cell office:value-type="float" office:value="310.530426">
            <text:p>310.530426</text:p>
          </table:table-cell>
          <table:table-cell office:value-type="float" office:value="32.493885">
            <text:p>32.493885</text:p>
          </table:table-cell>
        </table:table-row>
        <table:table-row table:style-name="ro1">
          <table:table-cell office:value-type="string">
            <text:p>GHA230refeito <text:s text:c="5"/></text:p>
          </table:table-cell>
          <table:table-cell office:value-type="float" office:value="29409.359375">
            <text:p>29409.359375</text:p>
          </table:table-cell>
          <table:table-cell office:value-type="float" office:value="2683.351807">
            <text:p>2683.351807</text:p>
          </table:table-cell>
          <table:table-cell office:value-type="float" office:value="18553.347656">
            <text:p>18553.347656</text:p>
          </table:table-cell>
          <table:table-cell office:value-type="float" office:value="1068.014282">
            <text:p>1068.014282</text:p>
          </table:table-cell>
          <table:table-cell office:value-type="float" office:value="93249.796875">
            <text:p>93249.796875</text:p>
          </table:table-cell>
          <table:table-cell office:value-type="float" office:value="2153.64502">
            <text:p>2153.64502</text:p>
          </table:table-cell>
          <table:table-cell office:value-type="float" office:value="242761.546875">
            <text:p>242761.546875</text:p>
          </table:table-cell>
          <table:table-cell office:value-type="float" office:value="5199.989258">
            <text:p>5199.989258</text:p>
          </table:table-cell>
          <table:table-cell office:value-type="float" office:value="174.66777">
            <text:p>174.66777</text:p>
          </table:table-cell>
          <table:table-cell office:value-type="float" office:value="66.0354">
            <text:p>66.0354</text:p>
          </table:table-cell>
          <table:table-cell office:value-type="float" office:value="16254.805664">
            <text:p>16254.805664</text:p>
          </table:table-cell>
          <table:table-cell office:value-type="float" office:value="322.377136">
            <text:p>322.377136</text:p>
          </table:table-cell>
          <table:table-cell office:value-type="float" office:value="79496.203125">
            <text:p>79496.203125</text:p>
          </table:table-cell>
          <table:table-cell office:value-type="float" office:value="1350.870605">
            <text:p>1350.870605</text:p>
          </table:table-cell>
          <table:table-cell office:value-type="float" office:value="28593.974609">
            <text:p>28593.974609</text:p>
          </table:table-cell>
          <table:table-cell office:value-type="float" office:value="391.602661">
            <text:p>391.602661</text:p>
          </table:table-cell>
          <table:table-cell office:value-type="float" office:value="33024.28125">
            <text:p>33024.28125</text:p>
          </table:table-cell>
          <table:table-cell office:value-type="float" office:value="433.374664">
            <text:p>433.374664</text:p>
          </table:table-cell>
          <table:table-cell office:value-type="float" office:value="5555.937988">
            <text:p>5555.937988</text:p>
          </table:table-cell>
          <table:table-cell office:value-type="float" office:value="141.337769">
            <text:p>141.337769</text:p>
          </table:table-cell>
          <table:table-cell office:value-type="float" office:value="93.628632">
            <text:p>93.628632</text:p>
          </table:table-cell>
          <table:table-cell office:value-type="float" office:value="9.677223">
            <text:p>9.677223</text:p>
          </table:table-cell>
          <table:table-cell office:value-type="float" office:value="95.050453">
            <text:p>95.050453</text:p>
          </table:table-cell>
          <table:table-cell office:value-type="float" office:value="9.694368">
            <text:p>9.694368</text:p>
          </table:table-cell>
          <table:table-cell office:value-type="float" office:value="1021.330322">
            <text:p>1021.330322</text:p>
          </table:table-cell>
          <table:table-cell office:value-type="float" office:value="22.428587">
            <text:p>22.428587</text:p>
          </table:table-cell>
          <table:table-cell office:value-type="float" office:value="50515.050781">
            <text:p>50515.050781</text:p>
          </table:table-cell>
          <table:table-cell office:value-type="float" office:value="924.65625">
            <text:p>924.65625</text:p>
          </table:table-cell>
          <table:table-cell office:value-type="float" office:value="40.156429">
            <text:p>40.156429</text:p>
          </table:table-cell>
          <table:table-cell office:value-type="float" office:value="10.302423">
            <text:p>10.302423</text:p>
          </table:table-cell>
          <table:table-cell office:value-type="float" office:value="142.26886">
            <text:p>142.26886</text:p>
          </table:table-cell>
          <table:table-cell office:value-type="float" office:value="17.416077">
            <text:p>17.416077</text:p>
          </table:table-cell>
          <table:table-cell office:value-type="float" office:value="1786.646484">
            <text:p>1786.646484</text:p>
          </table:table-cell>
          <table:table-cell office:value-type="float" office:value="36.158337">
            <text:p>36.158337</text:p>
          </table:table-cell>
          <table:table-cell office:value-type="float" office:value="471.477081">
            <text:p>471.477081</text:p>
          </table:table-cell>
          <table:table-cell office:value-type="float" office:value="13.980088">
            <text:p>13.980088</text:p>
          </table:table-cell>
          <table:table-cell office:value-type="float" office:value="379.059753">
            <text:p>379.059753</text:p>
          </table:table-cell>
          <table:table-cell office:value-type="float" office:value="14.397041">
            <text:p>14.397041</text:p>
          </table:table-cell>
          <table:table-cell office:value-type="float" office:value="186.096725">
            <text:p>186.096725</text:p>
          </table:table-cell>
          <table:table-cell office:value-type="float" office:value="13.75648">
            <text:p>13.75648</text:p>
          </table:table-cell>
          <table:table-cell table:number-columns-repeated="2" office:value-type="float" office:value="0">
            <text:p>0</text:p>
          </table:table-cell>
          <table:table-cell office:value-type="float" office:value="334.669006">
            <text:p>334.669006</text:p>
          </table:table-cell>
          <table:table-cell office:value-type="float" office:value="37.062603">
            <text:p>37.062603</text:p>
          </table:table-cell>
          <table:table-cell table:number-columns-repeated="2" office:value-type="float" office:value="0">
            <text:p>0</text:p>
          </table:table-cell>
          <table:table-cell office:value-type="float" office:value="66.62281">
            <text:p>66.62281</text:p>
          </table:table-cell>
          <table:table-cell office:value-type="float" office:value="27.034937">
            <text:p>27.034937</text:p>
          </table:table-cell>
          <table:table-cell office:value-type="float" office:value="325.715942">
            <text:p>325.715942</text:p>
          </table:table-cell>
          <table:table-cell office:value-type="float" office:value="26.435715">
            <text:p>26.435715</text:p>
          </table:table-cell>
        </table:table-row>
        <table:table-row table:style-name="ro1">
          <table:table-cell office:value-type="string">
            <text:p>GHA278REFEITA <text:s text:c="5"/></text:p>
          </table:table-cell>
          <table:table-cell office:value-type="float" office:value="5084.977539">
            <text:p>5084.977539</text:p>
          </table:table-cell>
          <table:table-cell office:value-type="float" office:value="1241.958008">
            <text:p>1241.958008</text:p>
          </table:table-cell>
          <table:table-cell office:value-type="float" office:value="4468.82959">
            <text:p>4468.82959</text:p>
          </table:table-cell>
          <table:table-cell office:value-type="float" office:value="626.917786">
            <text:p>626.917786</text:p>
          </table:table-cell>
          <table:table-cell office:value-type="float" office:value="37355.140625">
            <text:p>37355.140625</text:p>
          </table:table-cell>
          <table:table-cell office:value-type="float" office:value="878.835938">
            <text:p>878.835938</text:p>
          </table:table-cell>
          <table:table-cell office:value-type="float" office:value="89657.398438">
            <text:p>89657.398438</text:p>
          </table:table-cell>
          <table:table-cell office:value-type="float" office:value="1944.834961">
            <text:p>1944.834961</text:p>
          </table:table-cell>
          <table:table-cell office:value-type="float" office:value="413.240875">
            <text:p>413.240875</text:p>
          </table:table-cell>
          <table:table-cell office:value-type="float" office:value="55.020065">
            <text:p>55.020065</text:p>
          </table:table-cell>
          <table:table-cell office:value-type="float" office:value="14886.272461">
            <text:p>14886.272461</text:p>
          </table:table-cell>
          <table:table-cell office:value-type="float" office:value="293.562622">
            <text:p>293.562622</text:p>
          </table:table-cell>
          <table:table-cell office:value-type="float" office:value="18221.976563">
            <text:p>18221.976563</text:p>
          </table:table-cell>
          <table:table-cell office:value-type="float" office:value="317.833588">
            <text:p>317.833588</text:p>
          </table:table-cell>
          <table:table-cell office:value-type="float" office:value="33033.949219">
            <text:p>33033.949219</text:p>
          </table:table-cell>
          <table:table-cell office:value-type="float" office:value="450.909149">
            <text:p>450.909149</text:p>
          </table:table-cell>
          <table:table-cell office:value-type="float" office:value="16268.453125">
            <text:p>16268.453125</text:p>
          </table:table-cell>
          <table:table-cell office:value-type="float" office:value="216.597565">
            <text:p>216.597565</text:p>
          </table:table-cell>
          <table:table-cell office:value-type="float" office:value="2179.589355">
            <text:p>2179.589355</text:p>
          </table:table-cell>
          <table:table-cell office:value-type="float" office:value="56.54147">
            <text:p>56.54147</text:p>
          </table:table-cell>
          <table:table-cell office:value-type="float" office:value="73.42308">
            <text:p>73.42308</text:p>
          </table:table-cell>
          <table:table-cell office:value-type="float" office:value="7.548986">
            <text:p>7.548986</text:p>
          </table:table-cell>
          <table:table-cell office:value-type="float" office:value="52.035667">
            <text:p>52.035667</text:p>
          </table:table-cell>
          <table:table-cell office:value-type="float" office:value="8.985691">
            <text:p>8.985691</text:p>
          </table:table-cell>
          <table:table-cell office:value-type="float" office:value="454.115265">
            <text:p>454.115265</text:p>
          </table:table-cell>
          <table:table-cell office:value-type="float" office:value="11.611645">
            <text:p>11.611645</text:p>
          </table:table-cell>
          <table:table-cell office:value-type="float" office:value="22173.167969">
            <text:p>22173.167969</text:p>
          </table:table-cell>
          <table:table-cell office:value-type="float" office:value="406.855042">
            <text:p>406.855042</text:p>
          </table:table-cell>
          <table:table-cell office:value-type="float" office:value="53.923225">
            <text:p>53.923225</text:p>
          </table:table-cell>
          <table:table-cell office:value-type="float" office:value="10.162603">
            <text:p>10.162603</text:p>
          </table:table-cell>
          <table:table-cell office:value-type="float" office:value="92.393677">
            <text:p>92.393677</text:p>
          </table:table-cell>
          <table:table-cell office:value-type="float" office:value="17.176432">
            <text:p>17.176432</text:p>
          </table:table-cell>
          <table:table-cell office:value-type="float" office:value="1532.19165">
            <text:p>1532.19165</text:p>
          </table:table-cell>
          <table:table-cell office:value-type="float" office:value="32.828869">
            <text:p>32.828869</text:p>
          </table:table-cell>
          <table:table-cell office:value-type="float" office:value="442.11026">
            <text:p>442.11026</text:p>
          </table:table-cell>
          <table:table-cell office:value-type="float" office:value="13.681813">
            <text:p>13.681813</text:p>
          </table:table-cell>
          <table:table-cell office:value-type="float" office:value="169.353333">
            <text:p>169.353333</text:p>
          </table:table-cell>
          <table:table-cell office:value-type="float" office:value="13.087808">
            <text:p>13.087808</text:p>
          </table:table-cell>
          <table:table-cell office:value-type="float" office:value="67.413452">
            <text:p>67.413452</text:p>
          </table:table-cell>
          <table:table-cell office:value-type="float" office:value="13.502824">
            <text:p>13.502824</text:p>
          </table:table-cell>
          <table:table-cell table:number-columns-repeated="2" office:value-type="float" office:value="0">
            <text:p>0</text:p>
          </table:table-cell>
          <table:table-cell office:value-type="float" office:value="192.504745">
            <text:p>192.504745</text:p>
          </table:table-cell>
          <table:table-cell office:value-type="float" office:value="32.100998">
            <text:p>32.100998</text:p>
          </table:table-cell>
          <table:table-cell table:number-columns-repeated="2" office:value-type="float" office:value="0">
            <text:p>0</text:p>
          </table:table-cell>
          <table:table-cell office:value-type="float" office:value="102.106049">
            <text:p>102.106049</text:p>
          </table:table-cell>
          <table:table-cell office:value-type="float" office:value="27.327765">
            <text:p>27.327765</text:p>
          </table:table-cell>
          <table:table-cell office:value-type="float" office:value="304.952454">
            <text:p>304.952454</text:p>
          </table:table-cell>
          <table:table-cell office:value-type="float" office:value="26.275562">
            <text:p>26.275562</text:p>
          </table:table-cell>
        </table:table-row>
        <table:table-row table:style-name="ro1">
          <table:table-cell office:value-type="string">
            <text:p>GHA698REFEITA <text:s text:c="5"/></text:p>
          </table:table-cell>
          <table:table-cell office:value-type="float" office:value="3842.290771">
            <text:p>3842.290771</text:p>
          </table:table-cell>
          <table:table-cell office:value-type="float" office:value="762.038635">
            <text:p>762.038635</text:p>
          </table:table-cell>
          <table:table-cell office:value-type="float" office:value="2345.073975">
            <text:p>2345.073975</text:p>
          </table:table-cell>
          <table:table-cell office:value-type="float" office:value="473.250702">
            <text:p>473.250702</text:p>
          </table:table-cell>
          <table:table-cell office:value-type="float" office:value="19960.859375">
            <text:p>19960.859375</text:p>
          </table:table-cell>
          <table:table-cell office:value-type="float" office:value="505.18515">
            <text:p>505.18515</text:p>
          </table:table-cell>
          <table:table-cell office:value-type="float" office:value="45684.417969">
            <text:p>45684.417969</text:p>
          </table:table-cell>
          <table:table-cell office:value-type="float" office:value="999.333679">
            <text:p>999.333679</text:p>
          </table:table-cell>
          <table:table-cell office:value-type="float" office:value="192.247192">
            <text:p>192.247192</text:p>
          </table:table-cell>
          <table:table-cell office:value-type="float" office:value="33.061279">
            <text:p>33.061279</text:p>
          </table:table-cell>
          <table:table-cell office:value-type="float" office:value="8827.040039">
            <text:p>8827.040039</text:p>
          </table:table-cell>
          <table:table-cell office:value-type="float" office:value="176.447754">
            <text:p>176.447754</text:p>
          </table:table-cell>
          <table:table-cell office:value-type="float" office:value="4953.313477">
            <text:p>4953.313477</text:p>
          </table:table-cell>
          <table:table-cell office:value-type="float" office:value="92.89344">
            <text:p>92.89344</text:p>
          </table:table-cell>
          <table:table-cell office:value-type="float" office:value="9516.65625">
            <text:p>9516.65625</text:p>
          </table:table-cell>
          <table:table-cell office:value-type="float" office:value="132.868515">
            <text:p>132.868515</text:p>
          </table:table-cell>
          <table:table-cell office:value-type="float" office:value="5885.384766">
            <text:p>5885.384766</text:p>
          </table:table-cell>
          <table:table-cell office:value-type="float" office:value="81.178253">
            <text:p>81.178253</text:p>
          </table:table-cell>
          <table:table-cell office:value-type="float" office:value="1191.492676">
            <text:p>1191.492676</text:p>
          </table:table-cell>
          <table:table-cell office:value-type="float" office:value="31.494757">
            <text:p>31.494757</text:p>
          </table:table-cell>
          <table:table-cell office:value-type="float" office:value="39.141693">
            <text:p>39.141693</text:p>
          </table:table-cell>
          <table:table-cell office:value-type="float" office:value="5.207362">
            <text:p>5.207362</text:p>
          </table:table-cell>
          <table:table-cell office:value-type="float" office:value="39.476894">
            <text:p>39.476894</text:p>
          </table:table-cell>
          <table:table-cell office:value-type="float" office:value="7.813182">
            <text:p>7.813182</text:p>
          </table:table-cell>
          <table:table-cell office:value-type="float" office:value="207.964355">
            <text:p>207.964355</text:p>
          </table:table-cell>
          <table:table-cell office:value-type="float" office:value="6.433549">
            <text:p>6.433549</text:p>
          </table:table-cell>
          <table:table-cell office:value-type="float" office:value="10718.695313">
            <text:p>10718.695313</text:p>
          </table:table-cell>
          <table:table-cell office:value-type="float" office:value="197.636566">
            <text:p>197.636566</text:p>
          </table:table-cell>
          <table:table-cell office:value-type="float" office:value="33.319241">
            <text:p>33.319241</text:p>
          </table:table-cell>
          <table:table-cell office:value-type="float" office:value="7.17609">
            <text:p>7.17609</text:p>
          </table:table-cell>
          <table:table-cell office:value-type="float" office:value="12.499347">
            <text:p>12.499347</text:p>
          </table:table-cell>
          <table:table-cell office:value-type="float" office:value="15.073208">
            <text:p>15.073208</text:p>
          </table:table-cell>
          <table:table-cell office:value-type="float" office:value="280.888916">
            <text:p>280.888916</text:p>
          </table:table-cell>
          <table:table-cell office:value-type="float" office:value="20.375706">
            <text:p>20.375706</text:p>
          </table:table-cell>
          <table:table-cell office:value-type="float" office:value="174.454437">
            <text:p>174.454437</text:p>
          </table:table-cell>
          <table:table-cell office:value-type="float" office:value="8.575873">
            <text:p>8.575873</text:p>
          </table:table-cell>
          <table:table-cell office:value-type="float" office:value="65.76487">
            <text:p>65.76487</text:p>
          </table:table-cell>
          <table:table-cell office:value-type="float" office:value="8.828177">
            <text:p>8.828177</text:p>
          </table:table-cell>
          <table:table-cell office:value-type="float" office:value="46.85458">
            <text:p>46.85458</text:p>
          </table:table-cell>
          <table:table-cell office:value-type="float" office:value="9.35339">
            <text:p>9.35339</text:p>
          </table:table-cell>
          <table:table-cell table:number-columns-repeated="2" office:value-type="float" office:value="0">
            <text:p>0</text:p>
          </table:table-cell>
          <table:table-cell office:value-type="float" office:value="119.749908">
            <text:p>119.749908</text:p>
          </table:table-cell>
          <table:table-cell office:value-type="float" office:value="21.286631">
            <text:p>21.286631</text:p>
          </table:table-cell>
          <table:table-cell table:number-columns-repeated="2" office:value-type="float" office:value="0">
            <text:p>0</text:p>
          </table:table-cell>
          <table:table-cell office:value-type="float" office:value="53.980053">
            <text:p>53.980053</text:p>
          </table:table-cell>
          <table:table-cell office:value-type="float" office:value="18.718317">
            <text:p>18.718317</text:p>
          </table:table-cell>
          <table:table-cell office:value-type="float" office:value="178.169937">
            <text:p>178.169937</text:p>
          </table:table-cell>
          <table:table-cell office:value-type="float" office:value="17.988293">
            <text:p>17.988293</text:p>
          </table:table-cell>
        </table:table-row>
      </table:table>
      <table:table table:name="AF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>
            <text:p>Alvo</text:p>
          </table:table-cell>
          <table:table-cell office:value-type="float" office:value="11">
            <text:p>11</text:p>
          </table:table-cell>
          <table:table-cell office:value-type="string">
            <text:p>ERRO</text:p>
          </table:table-cell>
          <table:table-cell office:value-type="float" office:value="12">
            <text:p>12</text:p>
          </table:table-cell>
          <table:table-cell office:value-type="string">
            <text:p>ERRO</text:p>
          </table:table-cell>
          <table:table-cell office:value-type="float" office:value="13">
            <text:p>13</text:p>
          </table:table-cell>
          <table:table-cell office:value-type="string">
            <text:p>ERRO</text:p>
          </table:table-cell>
          <table:table-cell office:value-type="float" office:value="14">
            <text:p>14</text:p>
          </table:table-cell>
          <table:table-cell office:value-type="string">
            <text:p>ERRO</text:p>
          </table:table-cell>
          <table:table-cell office:value-type="float" office:value="15">
            <text:p>15</text:p>
          </table:table-cell>
          <table:table-cell office:value-type="string">
            <text:p>ERRO</text:p>
          </table:table-cell>
          <table:table-cell office:value-type="float" office:value="16">
            <text:p>16</text:p>
          </table:table-cell>
          <table:table-cell office:value-type="string">
            <text:p>ERRO</text:p>
          </table:table-cell>
          <table:table-cell office:value-type="float" office:value="17">
            <text:p>17</text:p>
          </table:table-cell>
          <table:table-cell office:value-type="string">
            <text:p>ERRO</text:p>
          </table:table-cell>
          <table:table-cell office:value-type="float" office:value="19">
            <text:p>19</text:p>
          </table:table-cell>
          <table:table-cell office:value-type="string">
            <text:p>ERRO</text:p>
          </table:table-cell>
          <table:table-cell office:value-type="float" office:value="20">
            <text:p>20</text:p>
          </table:table-cell>
          <table:table-cell office:value-type="string">
            <text:p>ERRO</text:p>
          </table:table-cell>
          <table:table-cell office:value-type="float" office:value="22">
            <text:p>22</text:p>
          </table:table-cell>
          <table:table-cell office:value-type="string">
            <text:p>ERRO</text:p>
          </table:table-cell>
          <table:table-cell office:value-type="float" office:value="23">
            <text:p>23</text:p>
          </table:table-cell>
          <table:table-cell office:value-type="string">
            <text:p>ERRO</text:p>
          </table:table-cell>
          <table:table-cell office:value-type="float" office:value="24">
            <text:p>24</text:p>
          </table:table-cell>
          <table:table-cell office:value-type="string">
            <text:p>ERRO</text:p>
          </table:table-cell>
          <table:table-cell office:value-type="float" office:value="25">
            <text:p>25</text:p>
          </table:table-cell>
          <table:table-cell office:value-type="string">
            <text:p>ERRO</text:p>
          </table:table-cell>
          <table:table-cell office:value-type="float" office:value="26">
            <text:p>26</text:p>
          </table:table-cell>
          <table:table-cell office:value-type="string">
            <text:p>ERRO</text:p>
          </table:table-cell>
          <table:table-cell office:value-type="float" office:value="28">
            <text:p>28</text:p>
          </table:table-cell>
          <table:table-cell office:value-type="string">
            <text:p>ERRO</text:p>
          </table:table-cell>
          <table:table-cell office:value-type="float" office:value="29">
            <text:p>29</text:p>
          </table:table-cell>
          <table:table-cell office:value-type="string">
            <text:p>ERRO</text:p>
          </table:table-cell>
          <table:table-cell office:value-type="float" office:value="30">
            <text:p>30</text:p>
          </table:table-cell>
          <table:table-cell office:value-type="string">
            <text:p>ERRO</text:p>
          </table:table-cell>
          <table:table-cell office:value-type="float" office:value="35">
            <text:p>35</text:p>
          </table:table-cell>
          <table:table-cell office:value-type="string">
            <text:p>ERRO</text:p>
          </table:table-cell>
          <table:table-cell office:value-type="float" office:value="38">
            <text:p>38</text:p>
          </table:table-cell>
          <table:table-cell office:value-type="string">
            <text:p>ERRO</text:p>
          </table:table-cell>
          <table:table-cell office:value-type="float" office:value="40">
            <text:p>40</text:p>
          </table:table-cell>
          <table:table-cell office:value-type="string">
            <text:p>ERRO</text:p>
          </table:table-cell>
          <table:table-cell office:value-type="float" office:value="45">
            <text:p>45</text:p>
          </table:table-cell>
          <table:table-cell office:value-type="string">
            <text:p>ERRO</text:p>
          </table:table-cell>
          <table:table-cell office:value-type="float" office:value="56">
            <text:p>56</text:p>
          </table:table-cell>
          <table:table-cell office:value-type="string">
            <text:p>ERRO</text:p>
          </table:table-cell>
          <table:table-cell office:value-type="float" office:value="58">
            <text:p>58</text:p>
          </table:table-cell>
          <table:table-cell office:value-type="string">
            <text:p>ERRO</text:p>
          </table:table-cell>
          <table:table-cell office:value-type="float" office:value="72">
            <text:p>72</text:p>
          </table:table-cell>
          <table:table-cell office:value-type="string">
            <text:p>ERRO</text:p>
          </table:table-cell>
          <table:table-cell office:value-type="float" office:value="82">
            <text:p>82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AFR088refeito <text:s text:c="5"/></text:p>
          </table:table-cell>
          <table:table-cell office:value-type="float" office:value="14601.970703">
            <text:p>14601.970703</text:p>
          </table:table-cell>
          <table:table-cell office:value-type="float" office:value="1925.614868">
            <text:p>1925.614868</text:p>
          </table:table-cell>
          <table:table-cell office:value-type="float" office:value="18417.173828">
            <text:p>18417.173828</text:p>
          </table:table-cell>
          <table:table-cell office:value-type="float" office:value="1111.795166">
            <text:p>1111.795166</text:p>
          </table:table-cell>
          <table:table-cell office:value-type="float" office:value="94351.78125">
            <text:p>94351.78125</text:p>
          </table:table-cell>
          <table:table-cell office:value-type="float" office:value="2155.196289">
            <text:p>2155.196289</text:p>
          </table:table-cell>
          <table:table-cell office:value-type="float" office:value="270968.21875">
            <text:p>270968.21875</text:p>
          </table:table-cell>
          <table:table-cell office:value-type="float" office:value="5809.536133">
            <text:p>5809.536133</text:p>
          </table:table-cell>
          <table:table-cell office:value-type="float" office:value="501.376312">
            <text:p>501.376312</text:p>
          </table:table-cell>
          <table:table-cell office:value-type="float" office:value="81.606461">
            <text:p>81.606461</text:p>
          </table:table-cell>
          <table:table-cell office:value-type="float" office:value="17712.220703">
            <text:p>17712.220703</text:p>
          </table:table-cell>
          <table:table-cell office:value-type="float" office:value="352.797058">
            <text:p>352.797058</text:p>
          </table:table-cell>
          <table:table-cell office:value-type="float" office:value="60131.175781">
            <text:p>60131.175781</text:p>
          </table:table-cell>
          <table:table-cell office:value-type="float" office:value="1026.46521">
            <text:p>1026.46521</text:p>
          </table:table-cell>
          <table:table-cell office:value-type="float" office:value="39952.59375">
            <text:p>39952.59375</text:p>
          </table:table-cell>
          <table:table-cell office:value-type="float" office:value="546.094604">
            <text:p>546.094604</text:p>
          </table:table-cell>
          <table:table-cell office:value-type="float" office:value="57823.160156">
            <text:p>57823.160156</text:p>
          </table:table-cell>
          <table:table-cell office:value-type="float" office:value="756.090942">
            <text:p>756.090942</text:p>
          </table:table-cell>
          <table:table-cell office:value-type="float" office:value="6338.497559">
            <text:p>6338.497559</text:p>
          </table:table-cell>
          <table:table-cell office:value-type="float" office:value="161.274887">
            <text:p>161.274887</text:p>
          </table:table-cell>
          <table:table-cell office:value-type="float" office:value="106.156609">
            <text:p>106.156609</text:p>
          </table:table-cell>
          <table:table-cell office:value-type="float" office:value="11.156914">
            <text:p>11.156914</text:p>
          </table:table-cell>
          <table:table-cell office:value-type="float" office:value="104.957344">
            <text:p>104.957344</text:p>
          </table:table-cell>
          <table:table-cell office:value-type="float" office:value="10.430091">
            <text:p>10.430091</text:p>
          </table:table-cell>
          <table:table-cell office:value-type="float" office:value="1153.665527">
            <text:p>1153.665527</text:p>
          </table:table-cell>
          <table:table-cell office:value-type="float" office:value="25.411753">
            <text:p>25.411753</text:p>
          </table:table-cell>
          <table:table-cell office:value-type="float" office:value="57964.320313">
            <text:p>57964.320313</text:p>
          </table:table-cell>
          <table:table-cell office:value-type="float" office:value="1060.867188">
            <text:p>1060.867188</text:p>
          </table:table-cell>
          <table:table-cell office:value-type="float" office:value="34.433895">
            <text:p>34.433895</text:p>
          </table:table-cell>
          <table:table-cell office:value-type="float" office:value="11.525026">
            <text:p>11.525026</text:p>
          </table:table-cell>
          <table:table-cell office:value-type="float" office:value="143.755341">
            <text:p>143.755341</text:p>
          </table:table-cell>
          <table:table-cell office:value-type="float" office:value="18.178875">
            <text:p>18.178875</text:p>
          </table:table-cell>
          <table:table-cell office:value-type="float" office:value="916.627136">
            <text:p>916.627136</text:p>
          </table:table-cell>
          <table:table-cell office:value-type="float" office:value="26.844862">
            <text:p>26.844862</text:p>
          </table:table-cell>
          <table:table-cell office:value-type="float" office:value="763.348572">
            <text:p>763.348572</text:p>
          </table:table-cell>
          <table:table-cell office:value-type="float" office:value="18.220507">
            <text:p>18.220507</text:p>
          </table:table-cell>
          <table:table-cell office:value-type="float" office:value="492.763733">
            <text:p>492.763733</text:p>
          </table:table-cell>
          <table:table-cell office:value-type="float" office:value="17.027063">
            <text:p>17.027063</text:p>
          </table:table-cell>
          <table:table-cell office:value-type="float" office:value="274.239899">
            <text:p>274.239899</text:p>
          </table:table-cell>
          <table:table-cell office:value-type="float" office:value="15.877892">
            <text:p>15.877892</text:p>
          </table:table-cell>
          <table:table-cell table:number-columns-repeated="2" office:value-type="float" office:value="0">
            <text:p>0</text:p>
          </table:table-cell>
          <table:table-cell office:value-type="float" office:value="428.707428">
            <text:p>428.707428</text:p>
          </table:table-cell>
          <table:table-cell office:value-type="float" office:value="42.431522">
            <text:p>42.431522</text:p>
          </table:table-cell>
          <table:table-cell table:number-columns-repeated="2" office:value-type="float" office:value="0">
            <text:p>0</text:p>
          </table:table-cell>
          <table:table-cell office:value-type="float" office:value="99.267143">
            <text:p>99.267143</text:p>
          </table:table-cell>
          <table:table-cell office:value-type="float" office:value="30.237968">
            <text:p>30.237968</text:p>
          </table:table-cell>
          <table:table-cell office:value-type="float" office:value="400.79126">
            <text:p>400.79126</text:p>
          </table:table-cell>
          <table:table-cell office:value-type="float" office:value="29.80595">
            <text:p>29.80595</text:p>
          </table:table-cell>
        </table:table-row>
        <table:table-row table:style-name="ro1">
          <table:table-cell office:value-type="string">
            <text:p>AFR316REFEITA <text:s text:c="5"/></text:p>
          </table:table-cell>
          <table:table-cell office:value-type="float" office:value="9414.954102">
            <text:p>9414.954102</text:p>
          </table:table-cell>
          <table:table-cell office:value-type="float" office:value="1374.31897">
            <text:p>1374.31897</text:p>
          </table:table-cell>
          <table:table-cell office:value-type="float" office:value="9481.764648">
            <text:p>9481.764648</text:p>
          </table:table-cell>
          <table:table-cell office:value-type="float" office:value="746.253845">
            <text:p>746.253845</text:p>
          </table:table-cell>
          <table:table-cell office:value-type="float" office:value="55760.589844">
            <text:p>55760.589844</text:p>
          </table:table-cell>
          <table:table-cell office:value-type="float" office:value="1296.000488">
            <text:p>1296.000488</text:p>
          </table:table-cell>
          <table:table-cell office:value-type="float" office:value="137698.171875">
            <text:p>137698.171875</text:p>
          </table:table-cell>
          <table:table-cell office:value-type="float" office:value="2962.061279">
            <text:p>2962.061279</text:p>
          </table:table-cell>
          <table:table-cell office:value-type="float" office:value="392.916107">
            <text:p>392.916107</text:p>
          </table:table-cell>
          <table:table-cell office:value-type="float" office:value="56.601189">
            <text:p>56.601189</text:p>
          </table:table-cell>
          <table:table-cell office:value-type="float" office:value="8041.672363">
            <text:p>8041.672363</text:p>
          </table:table-cell>
          <table:table-cell office:value-type="float" office:value="167.025009">
            <text:p>167.025009</text:p>
          </table:table-cell>
          <table:table-cell office:value-type="float" office:value="27620.193359">
            <text:p>27620.193359</text:p>
          </table:table-cell>
          <table:table-cell office:value-type="float" office:value="475.133545">
            <text:p>475.133545</text:p>
          </table:table-cell>
          <table:table-cell office:value-type="float" office:value="17430.619141">
            <text:p>17430.619141</text:p>
          </table:table-cell>
          <table:table-cell office:value-type="float" office:value="240.597061">
            <text:p>240.597061</text:p>
          </table:table-cell>
          <table:table-cell office:value-type="float" office:value="34526.707031">
            <text:p>34526.707031</text:p>
          </table:table-cell>
          <table:table-cell office:value-type="float" office:value="452.363831">
            <text:p>452.363831</text:p>
          </table:table-cell>
          <table:table-cell office:value-type="float" office:value="3999.580811">
            <text:p>3999.580811</text:p>
          </table:table-cell>
          <table:table-cell office:value-type="float" office:value="102.202965">
            <text:p>102.202965</text:p>
          </table:table-cell>
          <table:table-cell office:value-type="float" office:value="82.586006">
            <text:p>82.586006</text:p>
          </table:table-cell>
          <table:table-cell office:value-type="float" office:value="8.92184">
            <text:p>8.92184</text:p>
          </table:table-cell>
          <table:table-cell office:value-type="float" office:value="76.646095">
            <text:p>76.646095</text:p>
          </table:table-cell>
          <table:table-cell office:value-type="float" office:value="9.607781">
            <text:p>9.607781</text:p>
          </table:table-cell>
          <table:table-cell office:value-type="float" office:value="586.699158">
            <text:p>586.699158</text:p>
          </table:table-cell>
          <table:table-cell office:value-type="float" office:value="14.34103">
            <text:p>14.34103</text:p>
          </table:table-cell>
          <table:table-cell office:value-type="float" office:value="38096.371094">
            <text:p>38096.371094</text:p>
          </table:table-cell>
          <table:table-cell office:value-type="float" office:value="697.755066">
            <text:p>697.755066</text:p>
          </table:table-cell>
          <table:table-cell office:value-type="float" office:value="43.45697">
            <text:p>43.45697</text:p>
          </table:table-cell>
          <table:table-cell office:value-type="float" office:value="11.226046">
            <text:p>11.226046</text:p>
          </table:table-cell>
          <table:table-cell office:value-type="float" office:value="120.098557">
            <text:p>120.098557</text:p>
          </table:table-cell>
          <table:table-cell office:value-type="float" office:value="17.792004">
            <text:p>17.792004</text:p>
          </table:table-cell>
          <table:table-cell office:value-type="float" office:value="941.167358">
            <text:p>941.167358</text:p>
          </table:table-cell>
          <table:table-cell office:value-type="float" office:value="26.675705">
            <text:p>26.675705</text:p>
          </table:table-cell>
          <table:table-cell office:value-type="float" office:value="320.631531">
            <text:p>320.631531</text:p>
          </table:table-cell>
          <table:table-cell office:value-type="float" office:value="13.533239">
            <text:p>13.533239</text:p>
          </table:table-cell>
          <table:table-cell office:value-type="float" office:value="276.124054">
            <text:p>276.124054</text:p>
          </table:table-cell>
          <table:table-cell office:value-type="float" office:value="14.657187">
            <text:p>14.657187</text:p>
          </table:table-cell>
          <table:table-cell office:value-type="float" office:value="162.002243">
            <text:p>162.002243</text:p>
          </table:table-cell>
          <table:table-cell office:value-type="float" office:value="14.947683">
            <text:p>14.947683</text:p>
          </table:table-cell>
          <table:table-cell table:number-columns-repeated="2" office:value-type="float" office:value="0">
            <text:p>0</text:p>
          </table:table-cell>
          <table:table-cell office:value-type="float" office:value="370.613037">
            <text:p>370.613037</text:p>
          </table:table-cell>
          <table:table-cell office:value-type="float" office:value="35.793316">
            <text:p>35.793316</text:p>
          </table:table-cell>
          <table:table-cell table:number-columns-repeated="2" office:value-type="float" office:value="0">
            <text:p>0</text:p>
          </table:table-cell>
          <table:table-cell office:value-type="float" office:value="74.889572">
            <text:p>74.889572</text:p>
          </table:table-cell>
          <table:table-cell office:value-type="float" office:value="29.27516">
            <text:p>29.27516</text:p>
          </table:table-cell>
          <table:table-cell office:value-type="float" office:value="230.688812">
            <text:p>230.688812</text:p>
          </table:table-cell>
          <table:table-cell office:value-type="float" office:value="27.85157">
            <text:p>27.85157</text:p>
          </table:table-cell>
        </table:table-row>
        <table:table-row table:style-name="ro1">
          <table:table-cell office:value-type="string">
            <text:p>AFR324REFEITA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577.903625">
            <text:p>577.903625</text:p>
          </table:table-cell>
          <table:table-cell office:value-type="float" office:value="454.196716">
            <text:p>454.196716</text:p>
          </table:table-cell>
          <table:table-cell office:value-type="float" office:value="473.982849">
            <text:p>473.982849</text:p>
          </table:table-cell>
          <table:table-cell office:value-type="float" office:value="139.753159">
            <text:p>139.753159</text:p>
          </table:table-cell>
          <table:table-cell office:value-type="float" office:value="487.47345">
            <text:p>487.47345</text:p>
          </table:table-cell>
          <table:table-cell office:value-type="float" office:value="61.698711">
            <text:p>61.698711</text:p>
          </table:table-cell>
          <table:table-cell table:number-columns-repeated="2" office:value-type="float" office:value="0">
            <text:p>0</text:p>
          </table:table-cell>
          <table:table-cell office:value-type="float" office:value="216.030914">
            <text:p>216.030914</text:p>
          </table:table-cell>
          <table:table-cell office:value-type="float" office:value="16.777004">
            <text:p>16.777004</text:p>
          </table:table-cell>
          <table:table-cell table:number-columns-repeated="2" office:value-type="float" office:value="0">
            <text:p>0</text:p>
          </table:table-cell>
          <table:table-cell office:value-type="float" office:value="289.671875">
            <text:p>289.671875</text:p>
          </table:table-cell>
          <table:table-cell office:value-type="float" office:value="11.026217">
            <text:p>11.026217</text:p>
          </table:table-cell>
          <table:table-cell office:value-type="float" office:value="225.053207">
            <text:p>225.053207</text:p>
          </table:table-cell>
          <table:table-cell office:value-type="float" office:value="11.849881">
            <text:p>11.849881</text:p>
          </table:table-cell>
          <table:table-cell table:number-columns-repeated="4" office:value-type="float" office:value="0">
            <text:p>0</text:p>
          </table:table-cell>
          <table:table-cell office:value-type="float" office:value="18.769035">
            <text:p>18.769035</text:p>
          </table:table-cell>
          <table:table-cell office:value-type="float" office:value="8.363056">
            <text:p>8.363056</text:p>
          </table:table-cell>
          <table:table-cell table:number-columns-repeated="2" office:value-type="float" office:value="0">
            <text:p>0</text:p>
          </table:table-cell>
          <table:table-cell office:value-type="float" office:value="186.017487">
            <text:p>186.017487</text:p>
          </table:table-cell>
          <table:table-cell office:value-type="float" office:value="10.281422">
            <text:p>10.281422</text:p>
          </table:table-cell>
          <table:table-cell table:number-columns-repeated="2" office:value-type="float" office:value="0">
            <text:p>0</text:p>
          </table:table-cell>
          <table:table-cell office:value-type="float" office:value="34.216358">
            <text:p>34.216358</text:p>
          </table:table-cell>
          <table:table-cell office:value-type="float" office:value="16.404984">
            <text:p>16.404984</text:p>
          </table:table-cell>
          <table:table-cell table:number-columns-repeated="8" office:value-type="float" office:value="0">
            <text:p>0</text:p>
          </table:table-cell>
          <table:table-cell office:value-type="float" office:value="156.454361">
            <text:p>156.454361</text:p>
          </table:table-cell>
          <table:table-cell office:value-type="float" office:value="34.578289">
            <text:p>34.578289</text:p>
          </table:table-cell>
          <table:table-cell table:number-columns-repeated="2" office:value-type="float" office:value="0">
            <text:p>0</text:p>
          </table:table-cell>
          <table:table-cell office:value-type="float" office:value="14.021642">
            <text:p>14.021642</text:p>
          </table:table-cell>
          <table:table-cell office:value-type="float" office:value="34.820862">
            <text:p>34.820862</text:p>
          </table:table-cell>
          <table:table-cell table:number-columns-repeated="4"/>
        </table:table-row>
        <table:table-row table:style-name="ro1">
          <table:table-cell office:value-type="string">
            <text:p>AFR473REFEITA <text:s text:c="5"/></text:p>
          </table:table-cell>
          <table:table-cell office:value-type="float" office:value="8386.9375">
            <text:p>8386.9375</text:p>
          </table:table-cell>
          <table:table-cell office:value-type="float" office:value="999.825623">
            <text:p>999.825623</text:p>
          </table:table-cell>
          <table:table-cell office:value-type="float" office:value="1477.226685">
            <text:p>1477.226685</text:p>
          </table:table-cell>
          <table:table-cell office:value-type="float" office:value="476.184021">
            <text:p>476.184021</text:p>
          </table:table-cell>
          <table:table-cell office:value-type="float" office:value="8939.539063">
            <text:p>8939.539063</text:p>
          </table:table-cell>
          <table:table-cell office:value-type="float" office:value="274.188049">
            <text:p>274.188049</text:p>
          </table:table-cell>
          <table:table-cell office:value-type="float" office:value="20358.255859">
            <text:p>20358.255859</text:p>
          </table:table-cell>
          <table:table-cell office:value-type="float" office:value="463.659637">
            <text:p>463.659637</text:p>
          </table:table-cell>
          <table:table-cell office:value-type="float" office:value="102.380424">
            <text:p>102.380424</text:p>
          </table:table-cell>
          <table:table-cell office:value-type="float" office:value="32.188675">
            <text:p>32.188675</text:p>
          </table:table-cell>
          <table:table-cell office:value-type="float" office:value="4460.762207">
            <text:p>4460.762207</text:p>
          </table:table-cell>
          <table:table-cell office:value-type="float" office:value="96.925941">
            <text:p>96.925941</text:p>
          </table:table-cell>
          <table:table-cell office:value-type="float" office:value="16927.673828">
            <text:p>16927.673828</text:p>
          </table:table-cell>
          <table:table-cell office:value-type="float" office:value="293.831238">
            <text:p>293.831238</text:p>
          </table:table-cell>
          <table:table-cell office:value-type="float" office:value="7080.528809">
            <text:p>7080.528809</text:p>
          </table:table-cell>
          <table:table-cell office:value-type="float" office:value="100.132507">
            <text:p>100.132507</text:p>
          </table:table-cell>
          <table:table-cell office:value-type="float" office:value="6689.294922">
            <text:p>6689.294922</text:p>
          </table:table-cell>
          <table:table-cell office:value-type="float" office:value="91.427345">
            <text:p>91.427345</text:p>
          </table:table-cell>
          <table:table-cell office:value-type="float" office:value="685.427979">
            <text:p>685.427979</text:p>
          </table:table-cell>
          <table:table-cell office:value-type="float" office:value="19.254728">
            <text:p>19.254728</text:p>
          </table:table-cell>
          <table:table-cell office:value-type="float" office:value="16.670687">
            <text:p>16.670687</text:p>
          </table:table-cell>
          <table:table-cell office:value-type="float" office:value="5.160782">
            <text:p>5.160782</text:p>
          </table:table-cell>
          <table:table-cell office:value-type="float" office:value="40.429337">
            <text:p>40.429337</text:p>
          </table:table-cell>
          <table:table-cell office:value-type="float" office:value="7.983552">
            <text:p>7.983552</text:p>
          </table:table-cell>
          <table:table-cell office:value-type="float" office:value="120.64933">
            <text:p>120.64933</text:p>
          </table:table-cell>
          <table:table-cell office:value-type="float" office:value="5.540133">
            <text:p>5.540133</text:p>
          </table:table-cell>
          <table:table-cell office:value-type="float" office:value="8336.223633">
            <text:p>8336.223633</text:p>
          </table:table-cell>
          <table:table-cell office:value-type="float" office:value="154.226501">
            <text:p>154.226501</text:p>
          </table:table-cell>
          <table:table-cell office:value-type="float" office:value="40.935917">
            <text:p>40.935917</text:p>
          </table:table-cell>
          <table:table-cell office:value-type="float" office:value="7.928608">
            <text:p>7.928608</text:p>
          </table:table-cell>
          <table:table-cell office:value-type="float" office:value="86.835068">
            <text:p>86.835068</text:p>
          </table:table-cell>
          <table:table-cell office:value-type="float" office:value="15.801006">
            <text:p>15.801006</text:p>
          </table:table-cell>
          <table:table-cell office:value-type="float" office:value="269.392365">
            <text:p>269.392365</text:p>
          </table:table-cell>
          <table:table-cell office:value-type="float" office:value="20.625471">
            <text:p>20.625471</text:p>
          </table:table-cell>
          <table:table-cell office:value-type="float" office:value="134.401382">
            <text:p>134.401382</text:p>
          </table:table-cell>
          <table:table-cell office:value-type="float" office:value="9.170913">
            <text:p>9.170913</text:p>
          </table:table-cell>
          <table:table-cell office:value-type="float" office:value="85.563576">
            <text:p>85.563576</text:p>
          </table:table-cell>
          <table:table-cell office:value-type="float" office:value="9.840091">
            <text:p>9.840091</text:p>
          </table:table-cell>
          <table:table-cell office:value-type="float" office:value="30.382692">
            <text:p>30.382692</text:p>
          </table:table-cell>
          <table:table-cell office:value-type="float" office:value="10.340946">
            <text:p>10.340946</text:p>
          </table:table-cell>
          <table:table-cell table:number-columns-repeated="2" office:value-type="float" office:value="0">
            <text:p>0</text:p>
          </table:table-cell>
          <table:table-cell office:value-type="float" office:value="130.518021">
            <text:p>130.518021</text:p>
          </table:table-cell>
          <table:table-cell office:value-type="float" office:value="21.961718">
            <text:p>21.961718</text:p>
          </table:table-cell>
          <table:table-cell table:number-columns-repeated="2" office:value-type="float" office:value="0">
            <text:p>0</text:p>
          </table:table-cell>
          <table:table-cell office:value-type="float" office:value="74.81131">
            <text:p>74.81131</text:p>
          </table:table-cell>
          <table:table-cell office:value-type="float" office:value="20.865973">
            <text:p>20.865973</text:p>
          </table:table-cell>
          <table:table-cell office:value-type="float" office:value="153.667603">
            <text:p>153.667603</text:p>
          </table:table-cell>
          <table:table-cell office:value-type="float" office:value="19.817074">
            <text:p>19.817074</text:p>
          </table:table-cell>
        </table:table-row>
        <table:table-row table:style-name="ro1">
          <table:table-cell office:value-type="string">
            <text:p>AFR85REFEITA <text:s text:c="6"/></text:p>
          </table:table-cell>
          <table:table-cell office:value-type="float" office:value="3522.11792">
            <text:p>3522.11792</text:p>
          </table:table-cell>
          <table:table-cell office:value-type="float" office:value="815.910339">
            <text:p>815.910339</text:p>
          </table:table-cell>
          <table:table-cell office:value-type="float" office:value="3097.433838">
            <text:p>3097.433838</text:p>
          </table:table-cell>
          <table:table-cell office:value-type="float" office:value="501.885406">
            <text:p>501.885406</text:p>
          </table:table-cell>
          <table:table-cell office:value-type="float" office:value="22448.513672">
            <text:p>22448.513672</text:p>
          </table:table-cell>
          <table:table-cell office:value-type="float" office:value="551.409668">
            <text:p>551.409668</text:p>
          </table:table-cell>
          <table:table-cell office:value-type="float" office:value="53180.121094">
            <text:p>53180.121094</text:p>
          </table:table-cell>
          <table:table-cell office:value-type="float" office:value="1160.10791">
            <text:p>1160.10791</text:p>
          </table:table-cell>
          <table:table-cell office:value-type="float" office:value="441.096832">
            <text:p>441.096832</text:p>
          </table:table-cell>
          <table:table-cell office:value-type="float" office:value="39.57608">
            <text:p>39.57608</text:p>
          </table:table-cell>
          <table:table-cell office:value-type="float" office:value="17115.060547">
            <text:p>17115.060547</text:p>
          </table:table-cell>
          <table:table-cell office:value-type="float" office:value="332.056213">
            <text:p>332.056213</text:p>
          </table:table-cell>
          <table:table-cell office:value-type="float" office:value="1282.578979">
            <text:p>1282.578979</text:p>
          </table:table-cell>
          <table:table-cell office:value-type="float" office:value="35.911407">
            <text:p>35.911407</text:p>
          </table:table-cell>
          <table:table-cell office:value-type="float" office:value="18421.185547">
            <text:p>18421.185547</text:p>
          </table:table-cell>
          <table:table-cell office:value-type="float" office:value="253.027786">
            <text:p>253.027786</text:p>
          </table:table-cell>
          <table:table-cell office:value-type="float" office:value="7221.182129">
            <text:p>7221.182129</text:p>
          </table:table-cell>
          <table:table-cell office:value-type="float" office:value="98.671638">
            <text:p>98.671638</text:p>
          </table:table-cell>
          <table:table-cell office:value-type="float" office:value="1372.167847">
            <text:p>1372.167847</text:p>
          </table:table-cell>
          <table:table-cell office:value-type="float" office:value="36.089062">
            <text:p>36.089062</text:p>
          </table:table-cell>
          <table:table-cell office:value-type="float" office:value="43.786167">
            <text:p>43.786167</text:p>
          </table:table-cell>
          <table:table-cell office:value-type="float" office:value="5.663402">
            <text:p>5.663402</text:p>
          </table:table-cell>
          <table:table-cell office:value-type="float" office:value="36.362518">
            <text:p>36.362518</text:p>
          </table:table-cell>
          <table:table-cell office:value-type="float" office:value="7.993144">
            <text:p>7.993144</text:p>
          </table:table-cell>
          <table:table-cell office:value-type="float" office:value="207.412979">
            <text:p>207.412979</text:p>
          </table:table-cell>
          <table:table-cell office:value-type="float" office:value="6.741677">
            <text:p>6.741677</text:p>
          </table:table-cell>
          <table:table-cell office:value-type="float" office:value="12367.825195">
            <text:p>12367.825195</text:p>
          </table:table-cell>
          <table:table-cell office:value-type="float" office:value="227.751694">
            <text:p>227.751694</text:p>
          </table:table-cell>
          <table:table-cell office:value-type="float" office:value="42.807098">
            <text:p>42.807098</text:p>
          </table:table-cell>
          <table:table-cell office:value-type="float" office:value="7.757963">
            <text:p>7.757963</text:p>
          </table:table-cell>
          <table:table-cell office:value-type="float" office:value="18.418535">
            <text:p>18.418535</text:p>
          </table:table-cell>
          <table:table-cell office:value-type="float" office:value="15.371548">
            <text:p>15.371548</text:p>
          </table:table-cell>
          <table:table-cell office:value-type="float" office:value="343.320374">
            <text:p>343.320374</text:p>
          </table:table-cell>
          <table:table-cell office:value-type="float" office:value="20.883461">
            <text:p>20.883461</text:p>
          </table:table-cell>
          <table:table-cell office:value-type="float" office:value="239.75">
            <text:p>239.75</text:p>
          </table:table-cell>
          <table:table-cell office:value-type="float" office:value="9.572325">
            <text:p>9.572325</text:p>
          </table:table-cell>
          <table:table-cell office:value-type="float" office:value="69.330437">
            <text:p>69.330437</text:p>
          </table:table-cell>
          <table:table-cell office:value-type="float" office:value="9.517514">
            <text:p>9.517514</text:p>
          </table:table-cell>
          <table:table-cell office:value-type="float" office:value="52.109573">
            <text:p>52.109573</text:p>
          </table:table-cell>
          <table:table-cell office:value-type="float" office:value="10.094212">
            <text:p>10.094212</text:p>
          </table:table-cell>
          <table:table-cell table:number-columns-repeated="2" office:value-type="float" office:value="0">
            <text:p>0</text:p>
          </table:table-cell>
          <table:table-cell office:value-type="float" office:value="89.886101">
            <text:p>89.886101</text:p>
          </table:table-cell>
          <table:table-cell office:value-type="float" office:value="23.610998">
            <text:p>23.610998</text:p>
          </table:table-cell>
          <table:table-cell table:number-columns-repeated="2" office:value-type="float" office:value="0">
            <text:p>0</text:p>
          </table:table-cell>
          <table:table-cell office:value-type="float" office:value="41.01844">
            <text:p>41.01844</text:p>
          </table:table-cell>
          <table:table-cell office:value-type="float" office:value="20.1889">
            <text:p>20.1889</text:p>
          </table:table-cell>
          <table:table-cell office:value-type="float" office:value="172.833984">
            <text:p>172.833984</text:p>
          </table:table-cell>
          <table:table-cell office:value-type="float" office:value="19.359554">
            <text:p>19.359554</text:p>
          </table:table-cell>
        </table:table-row>
        <table:table-row table:style-name="ro1">
          <table:table-cell office:value-type="string">
            <text:p>AFR86REFEITA <text:s text:c="6"/></text:p>
          </table:table-cell>
          <table:table-cell office:value-type="float" office:value="6081.586914">
            <text:p>6081.586914</text:p>
          </table:table-cell>
          <table:table-cell office:value-type="float" office:value="1079.889771">
            <text:p>1079.889771</text:p>
          </table:table-cell>
          <table:table-cell office:value-type="float" office:value="8416.195313">
            <text:p>8416.195313</text:p>
          </table:table-cell>
          <table:table-cell office:value-type="float" office:value="661.062195">
            <text:p>661.062195</text:p>
          </table:table-cell>
          <table:table-cell office:value-type="float" office:value="47591.890625">
            <text:p>47591.890625</text:p>
          </table:table-cell>
          <table:table-cell office:value-type="float" office:value="1120.557373">
            <text:p>1120.557373</text:p>
          </table:table-cell>
          <table:table-cell office:value-type="float" office:value="129858.195313">
            <text:p>129858.195313</text:p>
          </table:table-cell>
          <table:table-cell office:value-type="float" office:value="2792.4646">
            <text:p>2792.4646</text:p>
          </table:table-cell>
          <table:table-cell office:value-type="float" office:value="242.902588">
            <text:p>242.902588</text:p>
          </table:table-cell>
          <table:table-cell office:value-type="float" office:value="48.771545">
            <text:p>48.771545</text:p>
          </table:table-cell>
          <table:table-cell office:value-type="float" office:value="16065.500977">
            <text:p>16065.500977</text:p>
          </table:table-cell>
          <table:table-cell office:value-type="float" office:value="313.377441">
            <text:p>313.377441</text:p>
          </table:table-cell>
          <table:table-cell office:value-type="float" office:value="17294.322266">
            <text:p>17294.322266</text:p>
          </table:table-cell>
          <table:table-cell office:value-type="float" office:value="300.734924">
            <text:p>300.734924</text:p>
          </table:table-cell>
          <table:table-cell office:value-type="float" office:value="34296.3125">
            <text:p>34296.3125</text:p>
          </table:table-cell>
          <table:table-cell office:value-type="float" office:value="467.533569">
            <text:p>467.533569</text:p>
          </table:table-cell>
          <table:table-cell office:value-type="float" office:value="17139.376953">
            <text:p>17139.376953</text:p>
          </table:table-cell>
          <table:table-cell office:value-type="float" office:value="227.035538">
            <text:p>227.035538</text:p>
          </table:table-cell>
          <table:table-cell office:value-type="float" office:value="2716.817139">
            <text:p>2716.817139</text:p>
          </table:table-cell>
          <table:table-cell office:value-type="float" office:value="69.360374">
            <text:p>69.360374</text:p>
          </table:table-cell>
          <table:table-cell office:value-type="float" office:value="56.731529">
            <text:p>56.731529</text:p>
          </table:table-cell>
          <table:table-cell office:value-type="float" office:value="6.927118">
            <text:p>6.927118</text:p>
          </table:table-cell>
          <table:table-cell office:value-type="float" office:value="57.786175">
            <text:p>57.786175</text:p>
          </table:table-cell>
          <table:table-cell office:value-type="float" office:value="8.374428">
            <text:p>8.374428</text:p>
          </table:table-cell>
          <table:table-cell office:value-type="float" office:value="489.326691">
            <text:p>489.326691</text:p>
          </table:table-cell>
          <table:table-cell office:value-type="float" office:value="11.705353">
            <text:p>11.705353</text:p>
          </table:table-cell>
          <table:table-cell office:value-type="float" office:value="24125.841797">
            <text:p>24125.841797</text:p>
          </table:table-cell>
          <table:table-cell office:value-type="float" office:value="442.447388">
            <text:p>442.447388</text:p>
          </table:table-cell>
          <table:table-cell office:value-type="float" office:value="21.208744">
            <text:p>21.208744</text:p>
          </table:table-cell>
          <table:table-cell office:value-type="float" office:value="8.248628">
            <text:p>8.248628</text:p>
          </table:table-cell>
          <table:table-cell office:value-type="float" office:value="88.313324">
            <text:p>88.313324</text:p>
          </table:table-cell>
          <table:table-cell office:value-type="float" office:value="15.891025">
            <text:p>15.891025</text:p>
          </table:table-cell>
          <table:table-cell office:value-type="float" office:value="622.576416">
            <text:p>622.576416</text:p>
          </table:table-cell>
          <table:table-cell office:value-type="float" office:value="22.876377">
            <text:p>22.876377</text:p>
          </table:table-cell>
          <table:table-cell office:value-type="float" office:value="701.989746">
            <text:p>701.989746</text:p>
          </table:table-cell>
          <table:table-cell office:value-type="float" office:value="14.997108">
            <text:p>14.997108</text:p>
          </table:table-cell>
          <table:table-cell office:value-type="float" office:value="179.411758">
            <text:p>179.411758</text:p>
          </table:table-cell>
          <table:table-cell office:value-type="float" office:value="10.621614">
            <text:p>10.621614</text:p>
          </table:table-cell>
          <table:table-cell table:number-columns-repeated="10" office:value-type="float" office:value="0">
            <text:p>0</text:p>
          </table:table-cell>
          <table:table-cell office:value-type="float" office:value="346.627808">
            <text:p>346.627808</text:p>
          </table:table-cell>
          <table:table-cell office:value-type="float" office:value="21.655134">
            <text:p>21.655134</text:p>
          </table:table-cell>
        </table:table-row>
        <table:table-row table:style-name="ro1">
          <table:table-cell office:value-type="string">
            <text:p>AFR87REFEITA <text:s text:c="6"/></text:p>
          </table:table-cell>
          <table:table-cell office:value-type="float" office:value="10283.152344">
            <text:p>10283.152344</text:p>
          </table:table-cell>
          <table:table-cell office:value-type="float" office:value="1751.597168">
            <text:p>1751.597168</text:p>
          </table:table-cell>
          <table:table-cell office:value-type="float" office:value="21768.158203">
            <text:p>21768.158203</text:p>
          </table:table-cell>
          <table:table-cell office:value-type="float" office:value="1218.457031">
            <text:p>1218.457031</text:p>
          </table:table-cell>
          <table:table-cell office:value-type="float" office:value="110963.914063">
            <text:p>110963.914063</text:p>
          </table:table-cell>
          <table:table-cell office:value-type="float" office:value="2561.120605">
            <text:p>2561.120605</text:p>
          </table:table-cell>
          <table:table-cell office:value-type="float" office:value="318718.875">
            <text:p>318718.875</text:p>
          </table:table-cell>
          <table:table-cell office:value-type="float" office:value="6827.091797">
            <text:p>6827.091797</text:p>
          </table:table-cell>
          <table:table-cell office:value-type="float" office:value="225.46199">
            <text:p>225.46199</text:p>
          </table:table-cell>
          <table:table-cell office:value-type="float" office:value="80.190269">
            <text:p>80.190269</text:p>
          </table:table-cell>
          <table:table-cell office:value-type="float" office:value="15345.882813">
            <text:p>15345.882813</text:p>
          </table:table-cell>
          <table:table-cell office:value-type="float" office:value="308.962524">
            <text:p>308.962524</text:p>
          </table:table-cell>
          <table:table-cell office:value-type="float" office:value="36955.746094">
            <text:p>36955.746094</text:p>
          </table:table-cell>
          <table:table-cell office:value-type="float" office:value="636.405762">
            <text:p>636.405762</text:p>
          </table:table-cell>
          <table:table-cell office:value-type="float" office:value="29021.654297">
            <text:p>29021.654297</text:p>
          </table:table-cell>
          <table:table-cell office:value-type="float" office:value="399.028748">
            <text:p>399.028748</text:p>
          </table:table-cell>
          <table:table-cell office:value-type="float" office:value="62556.824219">
            <text:p>62556.824219</text:p>
          </table:table-cell>
          <table:table-cell office:value-type="float" office:value="817.571228">
            <text:p>817.571228</text:p>
          </table:table-cell>
          <table:table-cell office:value-type="float" office:value="7580.833496">
            <text:p>7580.833496</text:p>
          </table:table-cell>
          <table:table-cell office:value-type="float" office:value="192.655411">
            <text:p>192.655411</text:p>
          </table:table-cell>
          <table:table-cell office:value-type="float" office:value="108.279884">
            <text:p>108.279884</text:p>
          </table:table-cell>
          <table:table-cell office:value-type="float" office:value="12.401645">
            <text:p>12.401645</text:p>
          </table:table-cell>
          <table:table-cell office:value-type="float" office:value="125.40493">
            <text:p>125.40493</text:p>
          </table:table-cell>
          <table:table-cell office:value-type="float" office:value="11.2219">
            <text:p>11.2219</text:p>
          </table:table-cell>
          <table:table-cell office:value-type="float" office:value="1388.553467">
            <text:p>1388.553467</text:p>
          </table:table-cell>
          <table:table-cell office:value-type="float" office:value="30.201513">
            <text:p>30.201513</text:p>
          </table:table-cell>
          <table:table-cell office:value-type="float" office:value="71591.367188">
            <text:p>71591.367188</text:p>
          </table:table-cell>
          <table:table-cell office:value-type="float" office:value="1309.871826">
            <text:p>1309.871826</text:p>
          </table:table-cell>
          <table:table-cell office:value-type="float" office:value="34.257439">
            <text:p>34.257439</text:p>
          </table:table-cell>
          <table:table-cell office:value-type="float" office:value="12.865183">
            <text:p>12.865183</text:p>
          </table:table-cell>
          <table:table-cell office:value-type="float" office:value="149.489456">
            <text:p>149.489456</text:p>
          </table:table-cell>
          <table:table-cell office:value-type="float" office:value="19.047552">
            <text:p>19.047552</text:p>
          </table:table-cell>
          <table:table-cell office:value-type="float" office:value="734.060303">
            <text:p>734.060303</text:p>
          </table:table-cell>
          <table:table-cell office:value-type="float" office:value="25.821709">
            <text:p>25.821709</text:p>
          </table:table-cell>
          <table:table-cell office:value-type="float" office:value="727.511963">
            <text:p>727.511963</text:p>
          </table:table-cell>
          <table:table-cell office:value-type="float" office:value="18.801771">
            <text:p>18.801771</text:p>
          </table:table-cell>
          <table:table-cell office:value-type="float" office:value="547.68634">
            <text:p>547.68634</text:p>
          </table:table-cell>
          <table:table-cell office:value-type="float" office:value="18.719971">
            <text:p>18.719971</text:p>
          </table:table-cell>
          <table:table-cell office:value-type="float" office:value="321.643707">
            <text:p>321.643707</text:p>
          </table:table-cell>
          <table:table-cell office:value-type="float" office:value="17.76959">
            <text:p>17.76959</text:p>
          </table:table-cell>
          <table:table-cell table:number-columns-repeated="2" office:value-type="float" office:value="0">
            <text:p>0</text:p>
          </table:table-cell>
          <table:table-cell office:value-type="float" office:value="609.383789">
            <text:p>609.383789</text:p>
          </table:table-cell>
          <table:table-cell office:value-type="float" office:value="47.747524">
            <text:p>47.747524</text:p>
          </table:table-cell>
          <table:table-cell table:number-columns-repeated="2" office:value-type="float" office:value="0">
            <text:p>0</text:p>
          </table:table-cell>
          <table:table-cell office:value-type="float" office:value="49.783978">
            <text:p>49.783978</text:p>
          </table:table-cell>
          <table:table-cell office:value-type="float" office:value="33.415169">
            <text:p>33.415169</text:p>
          </table:table-cell>
          <table:table-cell office:value-type="float" office:value="316.397308">
            <text:p>316.397308</text:p>
          </table:table-cell>
          <table:table-cell office:value-type="float" office:value="32.277092">
            <text:p>32.277092</text:p>
          </table:table-cell>
        </table:table-row>
      </table:table>
      <table:table table:name="GP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>
            <text:p>Alvo</text:p>
          </table:table-cell>
          <table:table-cell office:value-type="float" office:value="11">
            <text:p>11</text:p>
          </table:table-cell>
          <table:table-cell office:value-type="string">
            <text:p>ERRO</text:p>
          </table:table-cell>
          <table:table-cell office:value-type="float" office:value="12">
            <text:p>12</text:p>
          </table:table-cell>
          <table:table-cell office:value-type="string">
            <text:p>ERRO</text:p>
          </table:table-cell>
          <table:table-cell office:value-type="float" office:value="13">
            <text:p>13</text:p>
          </table:table-cell>
          <table:table-cell office:value-type="string">
            <text:p>ERRO</text:p>
          </table:table-cell>
          <table:table-cell office:value-type="float" office:value="14">
            <text:p>14</text:p>
          </table:table-cell>
          <table:table-cell office:value-type="string">
            <text:p>ERRO</text:p>
          </table:table-cell>
          <table:table-cell office:value-type="float" office:value="15">
            <text:p>15</text:p>
          </table:table-cell>
          <table:table-cell office:value-type="string">
            <text:p>ERRO</text:p>
          </table:table-cell>
          <table:table-cell office:value-type="float" office:value="16">
            <text:p>16</text:p>
          </table:table-cell>
          <table:table-cell office:value-type="string">
            <text:p>ERRO</text:p>
          </table:table-cell>
          <table:table-cell office:value-type="float" office:value="17">
            <text:p>17</text:p>
          </table:table-cell>
          <table:table-cell office:value-type="string">
            <text:p>ERRO</text:p>
          </table:table-cell>
          <table:table-cell office:value-type="float" office:value="19">
            <text:p>19</text:p>
          </table:table-cell>
          <table:table-cell office:value-type="string">
            <text:p>ERRO</text:p>
          </table:table-cell>
          <table:table-cell office:value-type="float" office:value="20">
            <text:p>20</text:p>
          </table:table-cell>
          <table:table-cell office:value-type="string">
            <text:p>ERRO</text:p>
          </table:table-cell>
          <table:table-cell office:value-type="float" office:value="22">
            <text:p>22</text:p>
          </table:table-cell>
          <table:table-cell office:value-type="string">
            <text:p>ERRO</text:p>
          </table:table-cell>
          <table:table-cell office:value-type="float" office:value="23">
            <text:p>23</text:p>
          </table:table-cell>
          <table:table-cell office:value-type="string">
            <text:p>ERRO</text:p>
          </table:table-cell>
          <table:table-cell office:value-type="float" office:value="24">
            <text:p>24</text:p>
          </table:table-cell>
          <table:table-cell office:value-type="string">
            <text:p>ERRO</text:p>
          </table:table-cell>
          <table:table-cell office:value-type="float" office:value="25">
            <text:p>25</text:p>
          </table:table-cell>
          <table:table-cell office:value-type="string">
            <text:p>ERRO</text:p>
          </table:table-cell>
          <table:table-cell office:value-type="float" office:value="26">
            <text:p>26</text:p>
          </table:table-cell>
          <table:table-cell office:value-type="string">
            <text:p>ERRO</text:p>
          </table:table-cell>
          <table:table-cell office:value-type="float" office:value="28">
            <text:p>28</text:p>
          </table:table-cell>
          <table:table-cell office:value-type="string">
            <text:p>ERRO</text:p>
          </table:table-cell>
          <table:table-cell office:value-type="float" office:value="29">
            <text:p>29</text:p>
          </table:table-cell>
          <table:table-cell office:value-type="string">
            <text:p>ERRO</text:p>
          </table:table-cell>
          <table:table-cell office:value-type="float" office:value="30">
            <text:p>30</text:p>
          </table:table-cell>
          <table:table-cell office:value-type="string">
            <text:p>ERRO</text:p>
          </table:table-cell>
          <table:table-cell office:value-type="float" office:value="35">
            <text:p>35</text:p>
          </table:table-cell>
          <table:table-cell office:value-type="string">
            <text:p>ERRO</text:p>
          </table:table-cell>
          <table:table-cell office:value-type="float" office:value="38">
            <text:p>38</text:p>
          </table:table-cell>
          <table:table-cell office:value-type="string">
            <text:p>ERRO</text:p>
          </table:table-cell>
          <table:table-cell office:value-type="float" office:value="40">
            <text:p>40</text:p>
          </table:table-cell>
          <table:table-cell office:value-type="string">
            <text:p>ERRO</text:p>
          </table:table-cell>
          <table:table-cell office:value-type="float" office:value="45">
            <text:p>45</text:p>
          </table:table-cell>
          <table:table-cell office:value-type="string">
            <text:p>ERRO</text:p>
          </table:table-cell>
          <table:table-cell office:value-type="float" office:value="56">
            <text:p>56</text:p>
          </table:table-cell>
          <table:table-cell office:value-type="string">
            <text:p>ERRO</text:p>
          </table:table-cell>
          <table:table-cell office:value-type="float" office:value="58">
            <text:p>58</text:p>
          </table:table-cell>
          <table:table-cell office:value-type="string">
            <text:p>ERRO</text:p>
          </table:table-cell>
          <table:table-cell office:value-type="float" office:value="72">
            <text:p>72</text:p>
          </table:table-cell>
          <table:table-cell office:value-type="string">
            <text:p>ERRO</text:p>
          </table:table-cell>
          <table:table-cell office:value-type="float" office:value="82">
            <text:p>82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GPE065refeito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10691.017578">
            <text:p>10691.017578</text:p>
          </table:table-cell>
          <table:table-cell office:value-type="float" office:value="695.163025">
            <text:p>695.163025</text:p>
          </table:table-cell>
          <table:table-cell office:value-type="float" office:value="36495.9375">
            <text:p>36495.9375</text:p>
          </table:table-cell>
          <table:table-cell office:value-type="float" office:value="813.055969">
            <text:p>813.055969</text:p>
          </table:table-cell>
          <table:table-cell office:value-type="float" office:value="61623.925781">
            <text:p>61623.925781</text:p>
          </table:table-cell>
          <table:table-cell office:value-type="float" office:value="1346.785889">
            <text:p>1346.785889</text:p>
          </table:table-cell>
          <table:table-cell office:value-type="float" office:value="1967.351929">
            <text:p>1967.351929</text:p>
          </table:table-cell>
          <table:table-cell office:value-type="float" office:value="65.623932">
            <text:p>65.623932</text:p>
          </table:table-cell>
          <table:table-cell office:value-type="float" office:value="2216.536133">
            <text:p>2216.536133</text:p>
          </table:table-cell>
          <table:table-cell office:value-type="float" office:value="60.471687">
            <text:p>60.471687</text:p>
          </table:table-cell>
          <table:table-cell office:value-type="float" office:value="8140.367188">
            <text:p>8140.367188</text:p>
          </table:table-cell>
          <table:table-cell office:value-type="float" office:value="146.41243">
            <text:p>146.41243</text:p>
          </table:table-cell>
          <table:table-cell office:value-type="float" office:value="15389.824219">
            <text:p>15389.824219</text:p>
          </table:table-cell>
          <table:table-cell office:value-type="float" office:value="212.48056">
            <text:p>212.48056</text:p>
          </table:table-cell>
          <table:table-cell office:value-type="float" office:value="36913.546875">
            <text:p>36913.546875</text:p>
          </table:table-cell>
          <table:table-cell office:value-type="float" office:value="482.908417">
            <text:p>482.908417</text:p>
          </table:table-cell>
          <table:table-cell office:value-type="float" office:value="3837.830566">
            <text:p>3837.830566</text:p>
          </table:table-cell>
          <table:table-cell office:value-type="float" office:value="97.782097">
            <text:p>97.782097</text:p>
          </table:table-cell>
          <table:table-cell office:value-type="float" office:value="16.784164">
            <text:p>16.784164</text:p>
          </table:table-cell>
          <table:table-cell office:value-type="float" office:value="7.053597">
            <text:p>7.053597</text:p>
          </table:table-cell>
          <table:table-cell office:value-type="float" office:value="35.73418">
            <text:p>35.73418</text:p>
          </table:table-cell>
          <table:table-cell office:value-type="float" office:value="8.288846">
            <text:p>8.288846</text:p>
          </table:table-cell>
          <table:table-cell office:value-type="float" office:value="777.367065">
            <text:p>777.367065</text:p>
          </table:table-cell>
          <table:table-cell office:value-type="float" office:value="17.082827">
            <text:p>17.082827</text:p>
          </table:table-cell>
          <table:table-cell office:value-type="float" office:value="11281.663086">
            <text:p>11281.663086</text:p>
          </table:table-cell>
          <table:table-cell office:value-type="float" office:value="207.963272">
            <text:p>207.963272</text:p>
          </table:table-cell>
          <table:table-cell office:value-type="float" office:value="46.585991">
            <text:p>46.585991</text:p>
          </table:table-cell>
          <table:table-cell office:value-type="float" office:value="8.391354">
            <text:p>8.391354</text:p>
          </table:table-cell>
          <table:table-cell office:value-type="float" office:value="18.03857">
            <text:p>18.03857</text:p>
          </table:table-cell>
          <table:table-cell office:value-type="float" office:value="15.686313">
            <text:p>15.686313</text:p>
          </table:table-cell>
          <table:table-cell office:value-type="float" office:value="231.597733">
            <text:p>231.597733</text:p>
          </table:table-cell>
          <table:table-cell office:value-type="float" office:value="20.599936">
            <text:p>20.599936</text:p>
          </table:table-cell>
          <table:table-cell office:value-type="float" office:value="77.441978">
            <text:p>77.441978</text:p>
          </table:table-cell>
          <table:table-cell office:value-type="float" office:value="9.301208">
            <text:p>9.301208</text:p>
          </table:table-cell>
          <table:table-cell office:value-type="float" office:value="245.522186">
            <text:p>245.522186</text:p>
          </table:table-cell>
          <table:table-cell office:value-type="float" office:value="11.445081">
            <text:p>11.445081</text:p>
          </table:table-cell>
          <table:table-cell office:value-type="float" office:value="147.433395">
            <text:p>147.433395</text:p>
          </table:table-cell>
          <table:table-cell office:value-type="float" office:value="11.453837">
            <text:p>11.453837</text:p>
          </table:table-cell>
          <table:table-cell table:number-columns-repeated="2" office:value-type="float" office:value="0">
            <text:p>0</text:p>
          </table:table-cell>
          <table:table-cell office:value-type="float" office:value="300.89743">
            <text:p>300.89743</text:p>
          </table:table-cell>
          <table:table-cell office:value-type="float" office:value="28.708057">
            <text:p>28.708057</text:p>
          </table:table-cell>
          <table:table-cell table:number-columns-repeated="2" office:value-type="float" office:value="0">
            <text:p>0</text:p>
          </table:table-cell>
          <table:table-cell office:value-type="float" office:value="74.462601">
            <text:p>74.462601</text:p>
          </table:table-cell>
          <table:table-cell office:value-type="float" office:value="21.896328">
            <text:p>21.896328</text:p>
          </table:table-cell>
          <table:table-cell office:value-type="float" office:value="38.418846">
            <text:p>38.418846</text:p>
          </table:table-cell>
          <table:table-cell office:value-type="float" office:value="20.496237">
            <text:p>20.4962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0">08/10/2011</text:date>, <text:time>20:2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date>2011-08-10T20:26:27</dc:date>
    <dc:creator>thiago </dc:creator>
    <meta:editing-duration>PT3M16S</meta:editing-duration>
    <meta:editing-cycles>1</meta:editing-cycles>
    <meta:document-statistic meta:table-count="4" meta:cell-count="1475" meta:object-count="0"/>
  </office:meta>
</office:document-meta>
</file>